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64.63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3">
      <number:month/>
      <number:text>月</number:text>
      <number:day/>
      <number:text>日</number:text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3"/>
    <style:style style:name="ce2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1"/>
    <style:style style:name="ce5" style:family="table-cell" style:parent-style-name="Default" style:data-style-name="N4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4" table:default-cell-style-name="ce2"/>
        <table:table-column table:style-name="co6" table:number-columns-repeated="5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持続時間</text:p>
          </table:table-cell>
          <table:table-cell table:style-name="Default" office:value-type="string" calcext:value-type="string">
            <text:p>切断時間</text:p>
          </table:table-cell>
          <table:table-cell table:style-name="Default" office:value-type="string" calcext:value-type="string">
            <text:p>AP切替時間</text:p>
          </table:table-cell>
          <table:table-cell/>
          <table:table-cell table:style-name="ce2" office:value-type="time" office:time-value="PT00H00M00S" calcext:value-type="time">
            <text:p>00:00:00</text:p>
          </table:table-cell>
          <table:table-cell office:value-type="string" calcext:value-type="string">
            <text:p>持続時間分布</text:p>
          </table:table-cell>
          <table:table-cell office:value-type="string" calcext:value-type="string">
            <text:p>切断時間分布</text:p>
          </table:table-cell>
          <table:table-cell office:value-type="string" calcext:value-type="string">
            <text:p>AP切替時間</text:p>
          </table:table-cell>
        </table:table-row>
        <table:table-row table:style-name="ro1">
          <table:table-cell office:value-type="date" office:date-value="2020-06-07" calcext:value-type="date">
            <text:p>6月7日</text:p>
          </table:table-cell>
          <table:table-cell office:value-type="time" office:time-value="PT14H07M49S" calcext:value-type="time">
            <text:p>14:07:49</text:p>
          </table:table-cell>
          <table:table-cell office:value-type="string" calcext:value-type="string">
            <text:p>36.11.225.113</text:p>
          </table:table-cell>
          <table:table-cell office:value-type="string" calcext:value-type="string">
            <text:p>UQ036011225113.au-net.ne.jp.</text:p>
          </table:table-cell>
          <table:table-cell table:formula="of:=VALUE([.A2])+VALUE([.B2])" office:value-type="date" office:date-value="2020-06-07T14:07:49" calcext:value-type="date">
            <text:p>2020/06/07 14:07:49</text:p>
          </table:table-cell>
          <table:table-cell table:formula="of:=[.E3]-[.E2]" office:value-type="time" office:time-value="PT08H22M51.000000089S" calcext:value-type="time">
            <text:p>08:22:51</text:p>
          </table:table-cell>
          <table:table-cell table:formula="of:=IF([.D2]&lt;&gt;&quot;&quot;;[.F2];&quot;&quot;)" office:value-type="time" office:time-value="PT08H22M51.000000089S" calcext:value-type="time">
            <text:p>08:22:51</text:p>
          </table:table-cell>
          <table:table-cell table:formula="of:=IF([.D2]=&quot;&quot;;[.F2];&quot;&quot;)">
            <text:p/>
          </table:table-cell>
          <table:table-cell table:formula="of:=IF(AND([.H2]&gt;0;[.D1]&lt;&gt;[.D3]);[.H2];&quot;&quot;)">
            <text:p/>
          </table:table-cell>
          <table:table-cell/>
          <table:table-cell table:style-name="ce2" office:value-type="time" office:time-value="PT00H00M05S" calcext:value-type="time">
            <text:p>00:00:05</text:p>
          </table:table-cell>
          <table:table-cell table:formula="of:=COUNTIFS([.G$2:.G$120];&quot;&gt;&quot;&amp;[.$K1];[.G$2:.G$120];&quot;&lt;&quot;&amp;[.$K2])" office:value-type="float" office:value="5" calcext:value-type="float">
            <text:p>5</text:p>
          </table:table-cell>
          <table:table-cell table:formula="of:=COUNTIFS([.H$2:.H$120];&quot;&gt;&quot;&amp;[.$K1];[.H$2:.H$120];&quot;&lt;&quot;&amp;[.$K2])" office:value-type="float" office:value="16" calcext:value-type="float">
            <text:p>16</text:p>
          </table:table-cell>
          <table:table-cell table:formula="of:=COUNTIFS([.I$2:.I$120];&quot;&gt;&quot;&amp;[.$K1];[.I$2:.I$120];&quot;&lt;&quot;&amp;[.$K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6月7日</text:p>
          </table:table-cell>
          <table:table-cell office:value-type="time" office:time-value="PT22H30M40S" calcext:value-type="time">
            <text:p>22:30:4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])+VALUE([.B3])" office:value-type="date" office:date-value="2020-06-07T22:30:40" calcext:value-type="date">
            <text:p>2020/06/07 22:30:40</text:p>
          </table:table-cell>
          <table:table-cell table:formula="of:=[.E4]-[.E3]" office:value-type="time" office:time-value="PT00H00M14.000000129S" calcext:value-type="time">
            <text:p>00:00:14</text:p>
          </table:table-cell>
          <table:table-cell table:formula="of:=IF([.D3]&lt;&gt;&quot;&quot;;[.F3];&quot;&quot;)">
            <text:p/>
          </table:table-cell>
          <table:table-cell table:formula="of:=IF([.D3]=&quot;&quot;;[.F3];&quot;&quot;)" office:value-type="time" office:time-value="PT00H00M14.000000129S" calcext:value-type="time">
            <text:p>00:00:14</text:p>
          </table:table-cell>
          <table:table-cell table:formula="of:=IF(AND([.H3]&gt;0;[.D2]&lt;&gt;[.D4]);[.H3];&quot;&quot;)" office:value-type="time" office:time-value="PT00H00M14.000000129S" calcext:value-type="time">
            <text:p>00:00:14</text:p>
          </table:table-cell>
          <table:table-cell/>
          <table:table-cell table:style-name="ce2" office:value-type="time" office:time-value="PT00H00M10S" calcext:value-type="time">
            <text:p>00:00:10</text:p>
          </table:table-cell>
          <table:table-cell table:formula="of:=COUNTIFS([.G$2:.G$120];&quot;&gt;&quot;&amp;[.$K2];[.G$2:.G$120];&quot;&lt;&quot;&amp;[.$K3])" office:value-type="float" office:value="9" calcext:value-type="float">
            <text:p>9</text:p>
          </table:table-cell>
          <table:table-cell table:formula="of:=COUNTIFS([.H$2:.H$120];&quot;&gt;&quot;&amp;[.$K2];[.H$2:.H$120];&quot;&lt;&quot;&amp;[.$K3])" office:value-type="float" office:value="10" calcext:value-type="float">
            <text:p>10</text:p>
          </table:table-cell>
          <table:table-cell table:formula="of:=COUNTIFS([.I$2:.I$120];&quot;&gt;&quot;&amp;[.$K2];[.I$2:.I$120];&quot;&lt;&quot;&amp;[.$K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6月7日</text:p>
          </table:table-cell>
          <table:table-cell office:value-type="time" office:time-value="PT22H30M54S" calcext:value-type="time">
            <text:p>22:30:54</text:p>
          </table:table-cell>
          <table:table-cell office:value-type="string" calcext:value-type="string">
            <text:p>126.204.162.103</text:p>
          </table:table-cell>
          <table:table-cell office:value-type="string" calcext:value-type="string">
            <text:p>om126204162103.6.openmobile.ne.jp.</text:p>
          </table:table-cell>
          <table:table-cell table:formula="of:=VALUE([.A4])+VALUE([.B4])" office:value-type="date" office:date-value="2020-06-07T22:30:54" calcext:value-type="date">
            <text:p>2020/06/07 22:30:54</text:p>
          </table:table-cell>
          <table:table-cell table:formula="of:=[.E5]-[.E4]" office:value-type="time" office:time-value="PT01H56M22.999999775S" calcext:value-type="time">
            <text:p>01:56:23</text:p>
          </table:table-cell>
          <table:table-cell table:formula="of:=IF([.D4]&lt;&gt;&quot;&quot;;[.F4];&quot;&quot;)" office:value-type="time" office:time-value="PT01H56M22.999999775S" calcext:value-type="time">
            <text:p>01:56:23</text:p>
          </table:table-cell>
          <table:table-cell table:formula="of:=IF([.D4]=&quot;&quot;;[.F4];&quot;&quot;)">
            <text:p/>
          </table:table-cell>
          <table:table-cell table:formula="of:=IF(AND([.H4]&gt;0;[.D3]&lt;&gt;[.D5]);[.H4];&quot;&quot;)">
            <text:p/>
          </table:table-cell>
          <table:table-cell/>
          <table:table-cell table:style-name="ce2" office:value-type="time" office:time-value="PT00H00M30S" calcext:value-type="time">
            <text:p>00:00:30</text:p>
          </table:table-cell>
          <table:table-cell table:formula="of:=COUNTIFS([.G$2:.G$120];&quot;&gt;&quot;&amp;[.$K3];[.G$2:.G$120];&quot;&lt;&quot;&amp;[.$K4])" office:value-type="float" office:value="15" calcext:value-type="float">
            <text:p>15</text:p>
          </table:table-cell>
          <table:table-cell table:formula="of:=COUNTIFS([.H$2:.H$120];&quot;&gt;&quot;&amp;[.$K3];[.H$2:.H$120];&quot;&lt;&quot;&amp;[.$K4])" office:value-type="float" office:value="25" calcext:value-type="float">
            <text:p>25</text:p>
          </table:table-cell>
          <table:table-cell table:formula="of:=COUNTIFS([.I$2:.I$120];&quot;&gt;&quot;&amp;[.$K3];[.I$2:.I$120];&quot;&lt;&quot;&amp;[.$K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0H27M17S" calcext:value-type="time">
            <text:p>00:27:1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])+VALUE([.B5])" office:value-type="date" office:date-value="2020-06-08T00:27:17" calcext:value-type="date">
            <text:p>2020/06/08 00:27:17</text:p>
          </table:table-cell>
          <table:table-cell table:formula="of:=[.E6]-[.E5]" office:value-type="time" office:time-value="PT00H04M52.99999997S" calcext:value-type="time">
            <text:p>00:04:53</text:p>
          </table:table-cell>
          <table:table-cell table:formula="of:=IF([.D5]&lt;&gt;&quot;&quot;;[.F5];&quot;&quot;)">
            <text:p/>
          </table:table-cell>
          <table:table-cell table:formula="of:=IF([.D5]=&quot;&quot;;[.F5];&quot;&quot;)" office:value-type="time" office:time-value="PT00H04M52.99999997S" calcext:value-type="time">
            <text:p>00:04:53</text:p>
          </table:table-cell>
          <table:table-cell table:formula="of:=IF(AND([.H5]&gt;0;[.D4]&lt;&gt;[.D6]);[.H5];&quot;&quot;)" office:value-type="time" office:time-value="PT00H04M52.99999997S" calcext:value-type="time">
            <text:p>00:04:53</text:p>
          </table:table-cell>
          <table:table-cell/>
          <table:table-cell table:style-name="ce2" office:value-type="time" office:time-value="PT00H01M00S" calcext:value-type="time">
            <text:p>00:01:00</text:p>
          </table:table-cell>
          <table:table-cell table:formula="of:=COUNTIFS([.G$2:.G$120];&quot;&gt;&quot;&amp;[.$K4];[.G$2:.G$120];&quot;&lt;&quot;&amp;[.$K5])" office:value-type="float" office:value="5" calcext:value-type="float">
            <text:p>5</text:p>
          </table:table-cell>
          <table:table-cell table:formula="of:=COUNTIFS([.H$2:.H$120];&quot;&gt;&quot;&amp;[.$K4];[.H$2:.H$120];&quot;&lt;&quot;&amp;[.$K5])" office:value-type="float" office:value="3" calcext:value-type="float">
            <text:p>3</text:p>
          </table:table-cell>
          <table:table-cell table:formula="of:=COUNTIFS([.I$2:.I$120];&quot;&gt;&quot;&amp;[.$K4];[.I$2:.I$120];&quot;&lt;&quot;&amp;[.$K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0H32M10S" calcext:value-type="time">
            <text:p>00:32:10</text:p>
          </table:table-cell>
          <table:table-cell office:value-type="string" calcext:value-type="string">
            <text:p>126.255.181.41</text:p>
          </table:table-cell>
          <table:table-cell office:value-type="string" calcext:value-type="string">
            <text:p>om126255181041.24.openmobile.ne.jp.</text:p>
          </table:table-cell>
          <table:table-cell table:formula="of:=VALUE([.A6])+VALUE([.B6])" office:value-type="date" office:date-value="2020-06-08T00:32:10" calcext:value-type="date">
            <text:p>2020/06/08 00:32:10</text:p>
          </table:table-cell>
          <table:table-cell table:formula="of:=[.E7]-[.E6]" office:value-type="time" office:time-value="PT01H33M21.000000467S" calcext:value-type="time">
            <text:p>01:33:21</text:p>
          </table:table-cell>
          <table:table-cell table:formula="of:=IF([.D6]&lt;&gt;&quot;&quot;;[.F6];&quot;&quot;)" office:value-type="time" office:time-value="PT01H33M21.000000467S" calcext:value-type="time">
            <text:p>01:33:21</text:p>
          </table:table-cell>
          <table:table-cell table:formula="of:=IF([.D6]=&quot;&quot;;[.F6];&quot;&quot;)">
            <text:p/>
          </table:table-cell>
          <table:table-cell table:formula="of:=IF(AND([.H6]&gt;0;[.D5]&lt;&gt;[.D7]);[.H6];&quot;&quot;)">
            <text:p/>
          </table:table-cell>
          <table:table-cell/>
          <table:table-cell table:style-name="ce2" office:value-type="time" office:time-value="PT00H05M00S" calcext:value-type="time">
            <text:p>00:05:00</text:p>
          </table:table-cell>
          <table:table-cell table:formula="of:=COUNTIFS([.G$2:.G$120];&quot;&gt;&quot;&amp;[.$K5];[.G$2:.G$120];&quot;&lt;&quot;&amp;[.$K6])" office:value-type="float" office:value="0" calcext:value-type="float">
            <text:p>0</text:p>
          </table:table-cell>
          <table:table-cell table:formula="of:=COUNTIFS([.H$2:.H$120];&quot;&gt;&quot;&amp;[.$K5];[.H$2:.H$120];&quot;&lt;&quot;&amp;[.$K6])" office:value-type="float" office:value="4" calcext:value-type="float">
            <text:p>4</text:p>
          </table:table-cell>
          <table:table-cell table:formula="of:=COUNTIFS([.I$2:.I$120];&quot;&gt;&quot;&amp;[.$K5];[.I$2:.I$120];&quot;&lt;&quot;&amp;[.$K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2H05M31S" calcext:value-type="time">
            <text:p>02:05:3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])+VALUE([.B7])" office:value-type="date" office:date-value="2020-06-08T02:05:31" calcext:value-type="date">
            <text:p>2020/06/08 02:05:31</text:p>
          </table:table-cell>
          <table:table-cell table:formula="of:=[.E8]-[.E7]" office:value-type="time" office:time-value="PT00H00M12.999999896S" calcext:value-type="time">
            <text:p>00:00:13</text:p>
          </table:table-cell>
          <table:table-cell table:formula="of:=IF([.D7]&lt;&gt;&quot;&quot;;[.F7];&quot;&quot;)">
            <text:p/>
          </table:table-cell>
          <table:table-cell table:formula="of:=IF([.D7]=&quot;&quot;;[.F7];&quot;&quot;)" office:value-type="time" office:time-value="PT00H00M12.999999896S" calcext:value-type="time">
            <text:p>00:00:13</text:p>
          </table:table-cell>
          <table:table-cell table:formula="of:=IF(AND([.H7]&gt;0;[.D6]&lt;&gt;[.D8]);[.H7];&quot;&quot;)" office:value-type="time" office:time-value="PT00H00M12.999999896S" calcext:value-type="time">
            <text:p>00:00:13</text:p>
          </table:table-cell>
          <table:table-cell/>
          <table:table-cell table:style-name="ce2" office:value-type="time" office:time-value="PT00H10M00S" calcext:value-type="time">
            <text:p>00:10:00</text:p>
          </table:table-cell>
          <table:table-cell table:formula="of:=COUNTIFS([.G$2:.G$120];&quot;&gt;&quot;&amp;[.$K6];[.G$2:.G$120];&quot;&lt;&quot;&amp;[.$K7])" office:value-type="float" office:value="0" calcext:value-type="float">
            <text:p>0</text:p>
          </table:table-cell>
          <table:table-cell table:formula="of:=COUNTIFS([.H$2:.H$120];&quot;&gt;&quot;&amp;[.$K6];[.H$2:.H$120];&quot;&lt;&quot;&amp;[.$K7])" office:value-type="float" office:value="0" calcext:value-type="float">
            <text:p>0</text:p>
          </table:table-cell>
          <table:table-cell table:formula="of:=COUNTIFS([.I$2:.I$120];&quot;&gt;&quot;&amp;[.$K6];[.I$2:.I$120];&quot;&lt;&quot;&amp;[.$K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2H05M44S" calcext:value-type="time">
            <text:p>02:05:44</text:p>
          </table:table-cell>
          <table:table-cell office:value-type="string" calcext:value-type="string">
            <text:p>133.106.73.85</text:p>
          </table:table-cell>
          <table:table-cell office:value-type="string" calcext:value-type="string">
            <text:p>133-106-73-85.mvno.rakuten.jp.</text:p>
          </table:table-cell>
          <table:table-cell table:formula="of:=VALUE([.A8])+VALUE([.B8])" office:value-type="date" office:date-value="2020-06-08T02:05:44" calcext:value-type="date">
            <text:p>2020/06/08 02:05:44</text:p>
          </table:table-cell>
          <table:table-cell table:formula="of:=[.E9]-[.E8]" office:value-type="time" office:time-value="PT00H00M07.999999984S" calcext:value-type="time">
            <text:p>00:00:08</text:p>
          </table:table-cell>
          <table:table-cell table:formula="of:=IF([.D8]&lt;&gt;&quot;&quot;;[.F8];&quot;&quot;)" office:value-type="time" office:time-value="PT00H00M07.999999984S" calcext:value-type="time">
            <text:p>00:00:08</text:p>
          </table:table-cell>
          <table:table-cell table:formula="of:=IF([.D8]=&quot;&quot;;[.F8];&quot;&quot;)">
            <text:p/>
          </table:table-cell>
          <table:table-cell table:formula="of:=IF(AND([.H8]&gt;0;[.D7]&lt;&gt;[.D9]);[.H8];&quot;&quot;)">
            <text:p/>
          </table:table-cell>
          <table:table-cell/>
          <table:table-cell table:style-name="ce5" office:value-type="time" office:time-value="PT00H30M00S" calcext:value-type="time">
            <text:p>00:30:00</text:p>
          </table:table-cell>
          <table:table-cell table:formula="of:=COUNTIFS([.G$2:.G$120];&quot;&gt;&quot;&amp;[.$K7];[.G$2:.G$120];&quot;&lt;&quot;&amp;[.$K8])" office:value-type="float" office:value="1" calcext:value-type="float">
            <text:p>1</text:p>
          </table:table-cell>
          <table:table-cell table:formula="of:=COUNTIFS([.H$2:.H$120];&quot;&gt;&quot;&amp;[.$K7];[.H$2:.H$120];&quot;&lt;&quot;&amp;[.$K8])" office:value-type="float" office:value="0" calcext:value-type="float">
            <text:p>0</text:p>
          </table:table-cell>
          <table:table-cell table:formula="of:=COUNTIFS([.I$2:.I$120];&quot;&gt;&quot;&amp;[.$K7];[.I$2:.I$120];&quot;&lt;&quot;&amp;[.$K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2H05M52S" calcext:value-type="time">
            <text:p>02:05:52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])+VALUE([.B9])" office:value-type="date" office:date-value="2020-06-08T02:05:52" calcext:value-type="date">
            <text:p>2020/06/08 02:05:52</text:p>
          </table:table-cell>
          <table:table-cell table:formula="of:=[.E10]-[.E9]" office:value-type="time" office:time-value="PT00H00M06.99999975S" calcext:value-type="time">
            <text:p>00:00:07</text:p>
          </table:table-cell>
          <table:table-cell table:formula="of:=IF([.D9]&lt;&gt;&quot;&quot;;[.F9];&quot;&quot;)">
            <text:p/>
          </table:table-cell>
          <table:table-cell table:formula="of:=IF([.D9]=&quot;&quot;;[.F9];&quot;&quot;)" office:value-type="time" office:time-value="PT00H00M06.99999975S" calcext:value-type="time">
            <text:p>00:00:07</text:p>
          </table:table-cell>
          <table:table-cell table:formula="of:=IF(AND([.H9]&gt;0;[.D8]&lt;&gt;[.D10]);[.H9];&quot;&quot;)">
            <text:p/>
          </table:table-cell>
          <table:table-cell/>
          <table:table-cell table:style-name="ce2" office:value-type="time" office:time-value="PT01H00M00S" calcext:value-type="time">
            <text:p>01:00:00</text:p>
          </table:table-cell>
          <table:table-cell table:formula="of:=COUNTIFS([.G$2:.G$120];&quot;&gt;&quot;&amp;[.$K8];[.G$2:.G$120];&quot;&lt;&quot;&amp;[.$K9])" office:value-type="float" office:value="5" calcext:value-type="float">
            <text:p>5</text:p>
          </table:table-cell>
          <table:table-cell table:formula="of:=COUNTIFS([.H$2:.H$120];&quot;&gt;&quot;&amp;[.$K8];[.H$2:.H$120];&quot;&lt;&quot;&amp;[.$K9])" office:value-type="float" office:value="0" calcext:value-type="float">
            <text:p>0</text:p>
          </table:table-cell>
          <table:table-cell table:formula="of:=COUNTIFS([.I$2:.I$120];&quot;&gt;&quot;&amp;[.$K8];[.I$2:.I$120];&quot;&lt;&quot;&amp;[.$K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2H05M59S" calcext:value-type="time">
            <text:p>02:05:59</text:p>
          </table:table-cell>
          <table:table-cell office:value-type="string" calcext:value-type="string">
            <text:p>133.106.73.85</text:p>
          </table:table-cell>
          <table:table-cell office:value-type="string" calcext:value-type="string">
            <text:p>133-106-73-85.mvno.rakuten.jp.</text:p>
          </table:table-cell>
          <table:table-cell table:formula="of:=VALUE([.A10])+VALUE([.B10])" office:value-type="date" office:date-value="2020-06-08T02:05:59" calcext:value-type="date">
            <text:p>2020/06/08 02:05:59</text:p>
          </table:table-cell>
          <table:table-cell table:formula="of:=[.E11]-[.E10]" office:value-type="time" office:time-value="PT03H27M02.00000009S" calcext:value-type="time">
            <text:p>03:27:02</text:p>
          </table:table-cell>
          <table:table-cell table:formula="of:=IF([.D10]&lt;&gt;&quot;&quot;;[.F10];&quot;&quot;)" office:value-type="time" office:time-value="PT03H27M02.00000009S" calcext:value-type="time">
            <text:p>03:27:02</text:p>
          </table:table-cell>
          <table:table-cell table:formula="of:=IF([.D10]=&quot;&quot;;[.F10];&quot;&quot;)">
            <text:p/>
          </table:table-cell>
          <table:table-cell table:formula="of:=IF(AND([.H10]&gt;0;[.D9]&lt;&gt;[.D11]);[.H10];&quot;&quot;)">
            <text:p/>
          </table:table-cell>
          <table:table-cell/>
          <table:table-cell table:style-name="ce2" office:value-type="time" office:time-value="PT02H00M00S" calcext:value-type="time">
            <text:p>02:00:00</text:p>
          </table:table-cell>
          <table:table-cell table:formula="of:=COUNTIFS([.G$2:.G$120];&quot;&gt;&quot;&amp;[.$K9];[.G$2:.G$120];&quot;&lt;&quot;&amp;[.$K10])" office:value-type="float" office:value="4" calcext:value-type="float">
            <text:p>4</text:p>
          </table:table-cell>
          <table:table-cell table:formula="of:=COUNTIFS([.H$2:.H$120];&quot;&gt;&quot;&amp;[.$K9];[.H$2:.H$120];&quot;&lt;&quot;&amp;[.$K10])" office:value-type="float" office:value="0" calcext:value-type="float">
            <text:p>0</text:p>
          </table:table-cell>
          <table:table-cell table:formula="of:=COUNTIFS([.I$2:.I$120];&quot;&gt;&quot;&amp;[.$K9];[.I$2:.I$120];&quot;&lt;&quot;&amp;[.$K1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5H33M01S" calcext:value-type="time">
            <text:p>05:33:0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])+VALUE([.B11])" office:value-type="date" office:date-value="2020-06-08T05:33:01" calcext:value-type="date">
            <text:p>2020/06/08 05:33:01</text:p>
          </table:table-cell>
          <table:table-cell table:formula="of:=[.E12]-[.E11]" office:value-type="time" office:time-value="PT00H02M47.000000062S" calcext:value-type="time">
            <text:p>00:02:47</text:p>
          </table:table-cell>
          <table:table-cell table:formula="of:=IF([.D11]&lt;&gt;&quot;&quot;;[.F11];&quot;&quot;)">
            <text:p/>
          </table:table-cell>
          <table:table-cell table:formula="of:=IF([.D11]=&quot;&quot;;[.F11];&quot;&quot;)" office:value-type="time" office:time-value="PT00H02M47.000000062S" calcext:value-type="time">
            <text:p>00:02:47</text:p>
          </table:table-cell>
          <table:table-cell table:formula="of:=IF(AND([.H11]&gt;0;[.D10]&lt;&gt;[.D12]);[.H11];&quot;&quot;)" office:value-type="time" office:time-value="PT00H02M47.000000062S" calcext:value-type="time">
            <text:p>00:02:47</text:p>
          </table:table-cell>
          <table:table-cell/>
          <table:table-cell table:style-name="ce2" office:value-type="time" office:time-value="PT05H00M00S" calcext:value-type="time">
            <text:p>05:00:00</text:p>
          </table:table-cell>
          <table:table-cell table:formula="of:=COUNTIFS([.G$2:.G$120];&quot;&gt;&quot;&amp;[.$K10];[.G$2:.G$120];&quot;&lt;&quot;&amp;[.$K11])" office:value-type="float" office:value="5" calcext:value-type="float">
            <text:p>5</text:p>
          </table:table-cell>
          <table:table-cell table:formula="of:=COUNTIFS([.H$2:.H$120];&quot;&gt;&quot;&amp;[.$K10];[.H$2:.H$120];&quot;&lt;&quot;&amp;[.$K11])" office:value-type="float" office:value="0" calcext:value-type="float">
            <text:p>0</text:p>
          </table:table-cell>
          <table:table-cell table:formula="of:=COUNTIFS([.I$2:.I$120];&quot;&gt;&quot;&amp;[.$K10];[.I$2:.I$120];&quot;&lt;&quot;&amp;[.$K1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5H35M48S" calcext:value-type="time">
            <text:p>05:35:48</text:p>
          </table:table-cell>
          <table:table-cell office:value-type="string" calcext:value-type="string">
            <text:p>126.200.125.73</text:p>
          </table:table-cell>
          <table:table-cell office:value-type="string" calcext:value-type="string">
            <text:p>om126200125073.15.openmobile.ne.jp.</text:p>
          </table:table-cell>
          <table:table-cell table:formula="of:=VALUE([.A12])+VALUE([.B12])" office:value-type="date" office:date-value="2020-06-08T05:35:48" calcext:value-type="date">
            <text:p>2020/06/08 05:35:48</text:p>
          </table:table-cell>
          <table:table-cell table:formula="of:=[.E13]-[.E12]" office:value-type="time" office:time-value="PT00H42M03.000000115S" calcext:value-type="time">
            <text:p>00:42:03</text:p>
          </table:table-cell>
          <table:table-cell table:formula="of:=IF([.D12]&lt;&gt;&quot;&quot;;[.F12];&quot;&quot;)" office:value-type="time" office:time-value="PT00H42M03.000000115S" calcext:value-type="time">
            <text:p>00:42:03</text:p>
          </table:table-cell>
          <table:table-cell table:formula="of:=IF([.D12]=&quot;&quot;;[.F12];&quot;&quot;)">
            <text:p/>
          </table:table-cell>
          <table:table-cell table:formula="of:=IF(AND([.H12]&gt;0;[.D11]&lt;&gt;[.D13]);[.H12];&quot;&quot;)">
            <text:p/>
          </table:table-cell>
          <table:table-cell/>
          <table:table-cell table:style-name="ce2" office:value-type="time" office:time-value="PT10H00M00S" calcext:value-type="time">
            <text:p>10:00:00</text:p>
          </table:table-cell>
          <table:table-cell table:formula="of:=COUNTIFS([.G$2:.G$120];&quot;&gt;&quot;&amp;[.$K11];[.G$2:.G$120];&quot;&lt;&quot;&amp;[.$K12])" office:value-type="float" office:value="5" calcext:value-type="float">
            <text:p>5</text:p>
          </table:table-cell>
          <table:table-cell table:formula="of:=COUNTIFS([.H$2:.H$120];&quot;&gt;&quot;&amp;[.$K11];[.H$2:.H$120];&quot;&lt;&quot;&amp;[.$K12])" office:value-type="float" office:value="1" calcext:value-type="float">
            <text:p>1</text:p>
          </table:table-cell>
          <table:table-cell table:formula="of:=COUNTIFS([.I$2:.I$120];&quot;&gt;&quot;&amp;[.$K11];[.I$2:.I$120];&quot;&lt;&quot;&amp;[.$K1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6H17M51S" calcext:value-type="time">
            <text:p>06:17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3])+VALUE([.B13])" office:value-type="date" office:date-value="2020-06-08T06:17:51" calcext:value-type="date">
            <text:p>2020/06/08 06:17:51</text:p>
          </table:table-cell>
          <table:table-cell table:formula="of:=[.E14]-[.E13]" office:value-type="time" office:time-value="PT00H00M20.99999988S" calcext:value-type="time">
            <text:p>00:00:21</text:p>
          </table:table-cell>
          <table:table-cell table:formula="of:=IF([.D13]&lt;&gt;&quot;&quot;;[.F13];&quot;&quot;)">
            <text:p/>
          </table:table-cell>
          <table:table-cell table:formula="of:=IF([.D13]=&quot;&quot;;[.F13];&quot;&quot;)" office:value-type="time" office:time-value="PT00H00M20.99999988S" calcext:value-type="time">
            <text:p>00:00:21</text:p>
          </table:table-cell>
          <table:table-cell table:formula="of:=IF(AND([.H13]&gt;0;[.D12]&lt;&gt;[.D14]);[.H13];&quot;&quot;)" office:value-type="time" office:time-value="PT00H00M20.99999988S" calcext:value-type="time">
            <text:p>00:00:21</text:p>
          </table:table-cell>
          <table:table-cell/>
          <table:table-cell table:style-name="ce2" office:value-type="time" office:time-value="PT20H00M00S" calcext:value-type="time">
            <text:p>20:00:00</text:p>
          </table:table-cell>
          <table:table-cell table:formula="of:=COUNTIFS([.G$2:.G$120];&quot;&gt;&quot;&amp;[.$K12];[.G$2:.G$120];&quot;&lt;&quot;&amp;[.$K13])" office:value-type="float" office:value="3" calcext:value-type="float">
            <text:p>3</text:p>
          </table:table-cell>
          <table:table-cell table:formula="of:=COUNTIFS([.H$2:.H$120];&quot;&gt;&quot;&amp;[.$K12];[.H$2:.H$120];&quot;&lt;&quot;&amp;[.$K13])" office:value-type="float" office:value="0" calcext:value-type="float">
            <text:p>0</text:p>
          </table:table-cell>
          <table:table-cell table:formula="of:=COUNTIFS([.I$2:.I$120];&quot;&gt;&quot;&amp;[.$K12];[.I$2:.I$120];&quot;&lt;&quot;&amp;[.$K1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6H18M12S" calcext:value-type="time">
            <text:p>06:18:12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14])+VALUE([.B14])" office:value-type="date" office:date-value="2020-06-08T06:18:12" calcext:value-type="date">
            <text:p>2020/06/08 06:18:12</text:p>
          </table:table-cell>
          <table:table-cell table:formula="of:=[.E15]-[.E14]" office:value-type="time" office:time-value="PT08H39M21.000000173S" calcext:value-type="time">
            <text:p>08:39:21</text:p>
          </table:table-cell>
          <table:table-cell table:formula="of:=IF([.D14]&lt;&gt;&quot;&quot;;[.F14];&quot;&quot;)" office:value-type="time" office:time-value="PT08H39M21.000000173S" calcext:value-type="time">
            <text:p>08:39:21</text:p>
          </table:table-cell>
          <table:table-cell table:formula="of:=IF([.D14]=&quot;&quot;;[.F14];&quot;&quot;)">
            <text:p/>
          </table:table-cell>
          <table:table-cell table:formula="of:=IF(AND([.H14]&gt;0;[.D13]&lt;&gt;[.D15]);[.H14];&quot;&quot;)">
            <text:p/>
          </table:table-cell>
          <table:table-cell/>
          <table:table-cell table:style-name="ce5" office:value-type="time" office:time-value="PT50H00M00S" calcext:value-type="time">
            <text:p>50:00:00</text:p>
          </table:table-cell>
          <table:table-cell table:formula="of:=COUNTIFS([.G$2:.G$120];&quot;&gt;&quot;&amp;[.$K13];[.G$2:.G$120];&quot;&lt;&quot;&amp;[.$K14])" office:value-type="float" office:value="2" calcext:value-type="float">
            <text:p>2</text:p>
          </table:table-cell>
          <table:table-cell table:formula="of:=COUNTIFS([.H$2:.H$120];&quot;&gt;&quot;&amp;[.$K13];[.H$2:.H$120];&quot;&lt;&quot;&amp;[.$K14])" office:value-type="float" office:value="0" calcext:value-type="float">
            <text:p>0</text:p>
          </table:table-cell>
          <table:table-cell table:formula="of:=COUNTIFS([.I$2:.I$120];&quot;&gt;&quot;&amp;[.$K13];[.I$2:.I$120];&quot;&lt;&quot;&amp;[.$K1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7M33S" calcext:value-type="time">
            <text:p>14:57:3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5])+VALUE([.B15])" office:value-type="date" office:date-value="2020-06-08T14:57:33" calcext:value-type="date">
            <text:p>2020/06/08 14:57:33</text:p>
          </table:table-cell>
          <table:table-cell table:formula="of:=[.E16]-[.E15]" office:value-type="time" office:time-value="PT00H00M09.999999823S" calcext:value-type="time">
            <text:p>00:00:10</text:p>
          </table:table-cell>
          <table:table-cell table:formula="of:=IF([.D15]&lt;&gt;&quot;&quot;;[.F15];&quot;&quot;)">
            <text:p/>
          </table:table-cell>
          <table:table-cell table:formula="of:=IF([.D15]=&quot;&quot;;[.F15];&quot;&quot;)" office:value-type="time" office:time-value="PT00H00M09.999999823S" calcext:value-type="time">
            <text:p>00:00:10</text:p>
          </table:table-cell>
          <table:table-cell table:formula="of:=IF(AND([.H15]&gt;0;[.D14]&lt;&gt;[.D16]);[.H15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7M43S" calcext:value-type="time">
            <text:p>14:57:43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16])+VALUE([.B16])" office:value-type="date" office:date-value="2020-06-08T14:57:43" calcext:value-type="date">
            <text:p>2020/06/08 14:57:43</text:p>
          </table:table-cell>
          <table:table-cell table:formula="of:=[.E17]-[.E16]" office:value-type="time" office:time-value="PT00H00M22.000000114S" calcext:value-type="time">
            <text:p>00:00:22</text:p>
          </table:table-cell>
          <table:table-cell table:formula="of:=IF([.D16]&lt;&gt;&quot;&quot;;[.F16];&quot;&quot;)" office:value-type="time" office:time-value="PT00H00M22.000000114S" calcext:value-type="time">
            <text:p>00:00:22</text:p>
          </table:table-cell>
          <table:table-cell table:formula="of:=IF([.D16]=&quot;&quot;;[.F16];&quot;&quot;)">
            <text:p/>
          </table:table-cell>
          <table:table-cell table:formula="of:=IF(AND([.H16]&gt;0;[.D15]&lt;&gt;[.D17]);[.H1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05S" calcext:value-type="time">
            <text:p>14:58:05</text:p>
          </table:table-cell>
          <table:table-cell office:value-type="string" calcext:value-type="string">
            <text:p>Connection</text:p>
          </table:table-cell>
          <table:table-cell table:style-name="ce3"/>
          <table:table-cell table:formula="of:=VALUE([.A17])+VALUE([.B17])" office:value-type="date" office:date-value="2020-06-08T14:58:05" calcext:value-type="date">
            <text:p>2020/06/08 14:58:05</text:p>
          </table:table-cell>
          <table:table-cell table:formula="of:=[.E18]-[.E17]" office:value-type="time" office:time-value="PT00H00M11.000000057S" calcext:value-type="time">
            <text:p>00:00:11</text:p>
          </table:table-cell>
          <table:table-cell table:formula="of:=IF([.D17]&lt;&gt;&quot;&quot;;[.F17];&quot;&quot;)">
            <text:p/>
          </table:table-cell>
          <table:table-cell table:formula="of:=IF([.D17]=&quot;&quot;;[.F17];&quot;&quot;)" office:value-type="time" office:time-value="PT00H00M11.000000057S" calcext:value-type="time">
            <text:p>00:00:11</text:p>
          </table:table-cell>
          <table:table-cell table:formula="of:=IF(AND([.H17]&gt;0;[.D16]&lt;&gt;[.D18]);[.H17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16S" calcext:value-type="time">
            <text:p>14:58:16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18])+VALUE([.B18])" office:value-type="date" office:date-value="2020-06-08T14:58:16" calcext:value-type="date">
            <text:p>2020/06/08 14:58:16</text:p>
          </table:table-cell>
          <table:table-cell table:formula="of:=[.E19]-[.E18]" office:value-type="time" office:time-value="PT00H00M11.000000057S" calcext:value-type="time">
            <text:p>00:00:11</text:p>
          </table:table-cell>
          <table:table-cell table:formula="of:=IF([.D18]&lt;&gt;&quot;&quot;;[.F18];&quot;&quot;)" office:value-type="time" office:time-value="PT00H00M11.000000057S" calcext:value-type="time">
            <text:p>00:00:11</text:p>
          </table:table-cell>
          <table:table-cell table:formula="of:=IF([.D18]=&quot;&quot;;[.F18];&quot;&quot;)">
            <text:p/>
          </table:table-cell>
          <table:table-cell table:formula="of:=IF(AND([.H18]&gt;0;[.D17]&lt;&gt;[.D19]);[.H1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27S" calcext:value-type="time">
            <text:p>14:58:2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9])+VALUE([.B19])" office:value-type="date" office:date-value="2020-06-08T14:58:27" calcext:value-type="date">
            <text:p>2020/06/08 14:58:27</text:p>
          </table:table-cell>
          <table:table-cell table:formula="of:=[.E20]-[.E19]" office:value-type="time" office:time-value="PT00H00M05.999999517S" calcext:value-type="time">
            <text:p>00:00:06</text:p>
          </table:table-cell>
          <table:table-cell table:formula="of:=IF([.D19]&lt;&gt;&quot;&quot;;[.F19];&quot;&quot;)">
            <text:p/>
          </table:table-cell>
          <table:table-cell table:formula="of:=IF([.D19]=&quot;&quot;;[.F19];&quot;&quot;)" office:value-type="time" office:time-value="PT00H00M05.999999517S" calcext:value-type="time">
            <text:p>00:00:06</text:p>
          </table:table-cell>
          <table:table-cell table:formula="of:=IF(AND([.H19]&gt;0;[.D18]&lt;&gt;[.D20]);[.H19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33S" calcext:value-type="time">
            <text:p>14:58:33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0])+VALUE([.B20])" office:value-type="date" office:date-value="2020-06-08T14:58:33" calcext:value-type="date">
            <text:p>2020/06/08 14:58:33</text:p>
          </table:table-cell>
          <table:table-cell table:formula="of:=[.E21]-[.E20]" office:value-type="time" office:time-value="PT00H00M15.999999968S" calcext:value-type="time">
            <text:p>00:00:16</text:p>
          </table:table-cell>
          <table:table-cell table:formula="of:=IF([.D20]&lt;&gt;&quot;&quot;;[.F20];&quot;&quot;)" office:value-type="time" office:time-value="PT00H00M15.999999968S" calcext:value-type="time">
            <text:p>00:00:16</text:p>
          </table:table-cell>
          <table:table-cell table:formula="of:=IF([.D20]=&quot;&quot;;[.F20];&quot;&quot;)">
            <text:p/>
          </table:table-cell>
          <table:table-cell table:formula="of:=IF(AND([.H20]&gt;0;[.D19]&lt;&gt;[.D21]);[.H2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49S" calcext:value-type="time">
            <text:p>14:58:4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1])+VALUE([.B21])" office:value-type="date" office:date-value="2020-06-08T14:58:49" calcext:value-type="date">
            <text:p>2020/06/08 14:58:49</text:p>
          </table:table-cell>
          <table:table-cell table:formula="of:=[.E22]-[.E21]" office:value-type="time" office:time-value="PT00H00M06.000000145S" calcext:value-type="time">
            <text:p>00:00:06</text:p>
          </table:table-cell>
          <table:table-cell table:formula="of:=IF([.D21]&lt;&gt;&quot;&quot;;[.F21];&quot;&quot;)">
            <text:p/>
          </table:table-cell>
          <table:table-cell table:formula="of:=IF([.D21]=&quot;&quot;;[.F21];&quot;&quot;)" office:value-type="time" office:time-value="PT00H00M06.000000145S" calcext:value-type="time">
            <text:p>00:00:06</text:p>
          </table:table-cell>
          <table:table-cell table:formula="of:=IF(AND([.H21]&gt;0;[.D20]&lt;&gt;[.D22]);[.H21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55S" calcext:value-type="time">
            <text:p>14:58:55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2])+VALUE([.B22])" office:value-type="date" office:date-value="2020-06-08T14:58:55" calcext:value-type="date">
            <text:p>2020/06/08 14:58:55</text:p>
          </table:table-cell>
          <table:table-cell table:formula="of:=[.E23]-[.E22]" office:value-type="time" office:time-value="PT00H00M15.999999968S" calcext:value-type="time">
            <text:p>00:00:16</text:p>
          </table:table-cell>
          <table:table-cell table:formula="of:=IF([.D22]&lt;&gt;&quot;&quot;;[.F22];&quot;&quot;)" office:value-type="time" office:time-value="PT00H00M15.999999968S" calcext:value-type="time">
            <text:p>00:00:16</text:p>
          </table:table-cell>
          <table:table-cell table:formula="of:=IF([.D22]=&quot;&quot;;[.F22];&quot;&quot;)">
            <text:p/>
          </table:table-cell>
          <table:table-cell table:formula="of:=IF(AND([.H22]&gt;0;[.D21]&lt;&gt;[.D23]);[.H2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11S" calcext:value-type="time">
            <text:p>14:59:1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3])+VALUE([.B23])" office:value-type="date" office:date-value="2020-06-08T14:59:11" calcext:value-type="date">
            <text:p>2020/06/08 14:59:11</text:p>
          </table:table-cell>
          <table:table-cell table:formula="of:=[.E24]-[.E23]" office:value-type="time" office:time-value="PT00H00M11.000000057S" calcext:value-type="time">
            <text:p>00:00:11</text:p>
          </table:table-cell>
          <table:table-cell table:formula="of:=IF([.D23]&lt;&gt;&quot;&quot;;[.F23];&quot;&quot;)">
            <text:p/>
          </table:table-cell>
          <table:table-cell table:formula="of:=IF([.D23]=&quot;&quot;;[.F23];&quot;&quot;)" office:value-type="time" office:time-value="PT00H00M11.000000057S" calcext:value-type="time">
            <text:p>00:00:11</text:p>
          </table:table-cell>
          <table:table-cell table:formula="of:=IF(AND([.H23]&gt;0;[.D22]&lt;&gt;[.D24]);[.H23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22S" calcext:value-type="time">
            <text:p>14:59:22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4])+VALUE([.B24])" office:value-type="date" office:date-value="2020-06-08T14:59:22" calcext:value-type="date">
            <text:p>2020/06/08 14:59:22</text:p>
          </table:table-cell>
          <table:table-cell table:formula="of:=[.E25]-[.E24]" office:value-type="time" office:time-value="PT00H00M04.999999912S" calcext:value-type="time">
            <text:p>00:00:05</text:p>
          </table:table-cell>
          <table:table-cell table:formula="of:=IF([.D24]&lt;&gt;&quot;&quot;;[.F24];&quot;&quot;)" office:value-type="time" office:time-value="PT00H00M04.999999912S" calcext:value-type="time">
            <text:p>00:00:05</text:p>
          </table:table-cell>
          <table:table-cell table:formula="of:=IF([.D24]=&quot;&quot;;[.F24];&quot;&quot;)">
            <text:p/>
          </table:table-cell>
          <table:table-cell table:formula="of:=IF(AND([.H24]&gt;0;[.D23]&lt;&gt;[.D25]);[.H2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27S" calcext:value-type="time">
            <text:p>14:59:2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5])+VALUE([.B25])" office:value-type="date" office:date-value="2020-06-08T14:59:27" calcext:value-type="date">
            <text:p>2020/06/08 14:59:27</text:p>
          </table:table-cell>
          <table:table-cell table:formula="of:=[.E26]-[.E25]" office:value-type="time" office:time-value="PT00H00M06.000000145S" calcext:value-type="time">
            <text:p>00:00:06</text:p>
          </table:table-cell>
          <table:table-cell table:formula="of:=IF([.D25]&lt;&gt;&quot;&quot;;[.F25];&quot;&quot;)">
            <text:p/>
          </table:table-cell>
          <table:table-cell table:formula="of:=IF([.D25]=&quot;&quot;;[.F25];&quot;&quot;)" office:value-type="time" office:time-value="PT00H00M06.000000145S" calcext:value-type="time">
            <text:p>00:00:06</text:p>
          </table:table-cell>
          <table:table-cell table:formula="of:=IF(AND([.H25]&gt;0;[.D24]&lt;&gt;[.D26]);[.H25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33S" calcext:value-type="time">
            <text:p>14:59:33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6])+VALUE([.B26])" office:value-type="date" office:date-value="2020-06-08T14:59:33" calcext:value-type="date">
            <text:p>2020/06/08 14:59:33</text:p>
          </table:table-cell>
          <table:table-cell table:formula="of:=[.E27]-[.E26]" office:value-type="time" office:time-value="PT00H00M04.999999912S" calcext:value-type="time">
            <text:p>00:00:05</text:p>
          </table:table-cell>
          <table:table-cell table:formula="of:=IF([.D26]&lt;&gt;&quot;&quot;;[.F26];&quot;&quot;)" office:value-type="time" office:time-value="PT00H00M04.999999912S" calcext:value-type="time">
            <text:p>00:00:05</text:p>
          </table:table-cell>
          <table:table-cell table:formula="of:=IF([.D26]=&quot;&quot;;[.F26];&quot;&quot;)">
            <text:p/>
          </table:table-cell>
          <table:table-cell table:formula="of:=IF(AND([.H26]&gt;0;[.D25]&lt;&gt;[.D27]);[.H2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38S" calcext:value-type="time">
            <text:p>14:59:38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7])+VALUE([.B27])" office:value-type="date" office:date-value="2020-06-08T14:59:38" calcext:value-type="date">
            <text:p>2020/06/08 14:59:38</text:p>
          </table:table-cell>
          <table:table-cell table:formula="of:=[.E28]-[.E27]" office:value-type="time" office:time-value="PT00H00M11.000000057S" calcext:value-type="time">
            <text:p>00:00:11</text:p>
          </table:table-cell>
          <table:table-cell table:formula="of:=IF([.D27]&lt;&gt;&quot;&quot;;[.F27];&quot;&quot;)">
            <text:p/>
          </table:table-cell>
          <table:table-cell table:formula="of:=IF([.D27]=&quot;&quot;;[.F27];&quot;&quot;)" office:value-type="time" office:time-value="PT00H00M11.000000057S" calcext:value-type="time">
            <text:p>00:00:11</text:p>
          </table:table-cell>
          <table:table-cell table:formula="of:=IF(AND([.H27]&gt;0;[.D26]&lt;&gt;[.D28]);[.H27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49S" calcext:value-type="time">
            <text:p>14:59:49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8])+VALUE([.B28])" office:value-type="date" office:date-value="2020-06-08T14:59:49" calcext:value-type="date">
            <text:p>2020/06/08 14:59:49</text:p>
          </table:table-cell>
          <table:table-cell table:formula="of:=[.E29]-[.E28]" office:value-type="time" office:time-value="PT00H00M22.000000114S" calcext:value-type="time">
            <text:p>00:00:22</text:p>
          </table:table-cell>
          <table:table-cell table:formula="of:=IF([.D28]&lt;&gt;&quot;&quot;;[.F28];&quot;&quot;)" office:value-type="time" office:time-value="PT00H00M22.000000114S" calcext:value-type="time">
            <text:p>00:00:22</text:p>
          </table:table-cell>
          <table:table-cell table:formula="of:=IF([.D28]=&quot;&quot;;[.F28];&quot;&quot;)">
            <text:p/>
          </table:table-cell>
          <table:table-cell table:formula="of:=IF(AND([.H28]&gt;0;[.D27]&lt;&gt;[.D29]);[.H2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11S" calcext:value-type="time">
            <text:p>15:00:1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9])+VALUE([.B29])" office:value-type="date" office:date-value="2020-06-08T15:00:11" calcext:value-type="date">
            <text:p>2020/06/08 15:00:11</text:p>
          </table:table-cell>
          <table:table-cell table:formula="of:=[.E30]-[.E29]" office:value-type="time" office:time-value="PT00H00M27.000000025S" calcext:value-type="time">
            <text:p>00:00:27</text:p>
          </table:table-cell>
          <table:table-cell table:formula="of:=IF([.D29]&lt;&gt;&quot;&quot;;[.F29];&quot;&quot;)">
            <text:p/>
          </table:table-cell>
          <table:table-cell table:formula="of:=IF([.D29]=&quot;&quot;;[.F29];&quot;&quot;)" office:value-type="time" office:time-value="PT00H00M27.000000025S" calcext:value-type="time">
            <text:p>00:00:27</text:p>
          </table:table-cell>
          <table:table-cell table:formula="of:=IF(AND([.H29]&gt;0;[.D28]&lt;&gt;[.D30]);[.H29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38S" calcext:value-type="time">
            <text:p>15:00:38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30])+VALUE([.B30])" office:value-type="date" office:date-value="2020-06-08T15:00:38" calcext:value-type="date">
            <text:p>2020/06/08 15:00:38</text:p>
          </table:table-cell>
          <table:table-cell table:formula="of:=[.E31]-[.E30]" office:value-type="time" office:time-value="PT00H00M06.000000145S" calcext:value-type="time">
            <text:p>00:00:06</text:p>
          </table:table-cell>
          <table:table-cell table:formula="of:=IF([.D30]&lt;&gt;&quot;&quot;;[.F30];&quot;&quot;)" office:value-type="time" office:time-value="PT00H00M06.000000145S" calcext:value-type="time">
            <text:p>00:00:06</text:p>
          </table:table-cell>
          <table:table-cell table:formula="of:=IF([.D30]=&quot;&quot;;[.F30];&quot;&quot;)">
            <text:p/>
          </table:table-cell>
          <table:table-cell table:formula="of:=IF(AND([.H30]&gt;0;[.D29]&lt;&gt;[.D31]);[.H3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44S" calcext:value-type="time">
            <text:p>15:00:44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1])+VALUE([.B31])" office:value-type="date" office:date-value="2020-06-08T15:00:44" calcext:value-type="date">
            <text:p>2020/06/08 15:00:44</text:p>
          </table:table-cell>
          <table:table-cell table:formula="of:=[.E32]-[.E31]" office:value-type="time" office:time-value="PT00H00M04.999999912S" calcext:value-type="time">
            <text:p>00:00:05</text:p>
          </table:table-cell>
          <table:table-cell table:formula="of:=IF([.D31]&lt;&gt;&quot;&quot;;[.F31];&quot;&quot;)">
            <text:p/>
          </table:table-cell>
          <table:table-cell table:formula="of:=IF([.D31]=&quot;&quot;;[.F31];&quot;&quot;)" office:value-type="time" office:time-value="PT00H00M04.999999912S" calcext:value-type="time">
            <text:p>00:00:05</text:p>
          </table:table-cell>
          <table:table-cell table:formula="of:=IF(AND([.H31]&gt;0;[.D30]&lt;&gt;[.D32]);[.H31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49S" calcext:value-type="time">
            <text:p>15:00:49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32])+VALUE([.B32])" office:value-type="date" office:date-value="2020-06-08T15:00:49" calcext:value-type="date">
            <text:p>2020/06/08 15:00:49</text:p>
          </table:table-cell>
          <table:table-cell table:formula="of:=[.E33]-[.E32]" office:value-type="time" office:time-value="PT00H00M06.000000145S" calcext:value-type="time">
            <text:p>00:00:06</text:p>
          </table:table-cell>
          <table:table-cell table:formula="of:=IF([.D32]&lt;&gt;&quot;&quot;;[.F32];&quot;&quot;)" office:value-type="time" office:time-value="PT00H00M06.000000145S" calcext:value-type="time">
            <text:p>00:00:06</text:p>
          </table:table-cell>
          <table:table-cell table:formula="of:=IF([.D32]=&quot;&quot;;[.F32];&quot;&quot;)">
            <text:p/>
          </table:table-cell>
          <table:table-cell table:formula="of:=IF(AND([.H32]&gt;0;[.D31]&lt;&gt;[.D33]);[.H3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55S" calcext:value-type="time">
            <text:p>15:00:55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3])+VALUE([.B33])" office:value-type="date" office:date-value="2020-06-08T15:00:55" calcext:value-type="date">
            <text:p>2020/06/08 15:00:55</text:p>
          </table:table-cell>
          <table:table-cell table:formula="of:=[.E34]-[.E33]" office:value-type="time" office:time-value="PT00H00M20.99999988S" calcext:value-type="time">
            <text:p>00:00:21</text:p>
          </table:table-cell>
          <table:table-cell table:formula="of:=IF([.D33]&lt;&gt;&quot;&quot;;[.F33];&quot;&quot;)">
            <text:p/>
          </table:table-cell>
          <table:table-cell table:formula="of:=IF([.D33]=&quot;&quot;;[.F33];&quot;&quot;)" office:value-type="time" office:time-value="PT00H00M20.99999988S" calcext:value-type="time">
            <text:p>00:00:21</text:p>
          </table:table-cell>
          <table:table-cell table:formula="of:=IF(AND([.H33]&gt;0;[.D32]&lt;&gt;[.D34]);[.H33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1M16S" calcext:value-type="time">
            <text:p>15:01:16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34])+VALUE([.B34])" office:value-type="date" office:date-value="2020-06-08T15:01:16" calcext:value-type="date">
            <text:p>2020/06/08 15:01:16</text:p>
          </table:table-cell>
          <table:table-cell table:formula="of:=[.E35]-[.E34]" office:value-type="time" office:time-value="PT00H00M11.000000057S" calcext:value-type="time">
            <text:p>00:00:11</text:p>
          </table:table-cell>
          <table:table-cell table:formula="of:=IF([.D34]&lt;&gt;&quot;&quot;;[.F34];&quot;&quot;)" office:value-type="time" office:time-value="PT00H00M11.000000057S" calcext:value-type="time">
            <text:p>00:00:11</text:p>
          </table:table-cell>
          <table:table-cell table:formula="of:=IF([.D34]=&quot;&quot;;[.F34];&quot;&quot;)">
            <text:p/>
          </table:table-cell>
          <table:table-cell table:formula="of:=IF(AND([.H34]&gt;0;[.D33]&lt;&gt;[.D35]);[.H3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1M27S" calcext:value-type="time">
            <text:p>15:01:2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5])+VALUE([.B35])" office:value-type="date" office:date-value="2020-06-08T15:01:27" calcext:value-type="date">
            <text:p>2020/06/08 15:01:27</text:p>
          </table:table-cell>
          <table:table-cell table:formula="of:=[.E36]-[.E35]" office:value-type="time" office:time-value="PT00H00M19.999999646S" calcext:value-type="time">
            <text:p>00:00:20</text:p>
          </table:table-cell>
          <table:table-cell table:formula="of:=IF([.D35]&lt;&gt;&quot;&quot;;[.F35];&quot;&quot;)">
            <text:p/>
          </table:table-cell>
          <table:table-cell table:formula="of:=IF([.D35]=&quot;&quot;;[.F35];&quot;&quot;)" office:value-type="time" office:time-value="PT00H00M19.999999646S" calcext:value-type="time">
            <text:p>00:00:20</text:p>
          </table:table-cell>
          <table:table-cell table:formula="of:=IF(AND([.H35]&gt;0;[.D34]&lt;&gt;[.D36]);[.H35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1M47S" calcext:value-type="time">
            <text:p>15:01:47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36])+VALUE([.B36])" office:value-type="date" office:date-value="2020-06-08T15:01:47" calcext:value-type="date">
            <text:p>2020/06/08 15:01:47</text:p>
          </table:table-cell>
          <table:table-cell table:formula="of:=[.E37]-[.E36]" office:value-type="time" office:time-value="PT02H05M04.000000237S" calcext:value-type="time">
            <text:p>02:05:04</text:p>
          </table:table-cell>
          <table:table-cell table:formula="of:=IF([.D36]&lt;&gt;&quot;&quot;;[.F36];&quot;&quot;)" office:value-type="time" office:time-value="PT02H05M04.000000237S" calcext:value-type="time">
            <text:p>02:05:04</text:p>
          </table:table-cell>
          <table:table-cell table:formula="of:=IF([.D36]=&quot;&quot;;[.F36];&quot;&quot;)">
            <text:p/>
          </table:table-cell>
          <table:table-cell table:formula="of:=IF(AND([.H36]&gt;0;[.D35]&lt;&gt;[.D37]);[.H3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7H06M51S" calcext:value-type="time">
            <text:p>17:06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7])+VALUE([.B37])" office:value-type="date" office:date-value="2020-06-08T17:06:51" calcext:value-type="date">
            <text:p>2020/06/08 17:06:51</text:p>
          </table:table-cell>
          <table:table-cell table:formula="of:=[.E38]-[.E37]" office:value-type="time" office:time-value="PT00H00M20.99999988S" calcext:value-type="time">
            <text:p>00:00:21</text:p>
          </table:table-cell>
          <table:table-cell table:formula="of:=IF([.D37]&lt;&gt;&quot;&quot;;[.F37];&quot;&quot;)">
            <text:p/>
          </table:table-cell>
          <table:table-cell table:formula="of:=IF([.D37]=&quot;&quot;;[.F37];&quot;&quot;)" office:value-type="time" office:time-value="PT00H00M20.99999988S" calcext:value-type="time">
            <text:p>00:00:21</text:p>
          </table:table-cell>
          <table:table-cell table:formula="of:=IF(AND([.H37]&gt;0;[.D36]&lt;&gt;[.D38]);[.H37];&quot;&quot;)" office:value-type="time" office:time-value="PT00H00M20.99999988S" calcext:value-type="time">
            <text:p>00:00:21</text:p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7H07M12S" calcext:value-type="time">
            <text:p>17:07:12</text:p>
          </table:table-cell>
          <table:table-cell office:value-type="string" calcext:value-type="string">
            <text:p>126.255.107.112</text:p>
          </table:table-cell>
          <table:table-cell office:value-type="string" calcext:value-type="string">
            <text:p>om126255107112.24.openmobile.ne.jp.</text:p>
          </table:table-cell>
          <table:table-cell table:formula="of:=VALUE([.A38])+VALUE([.B38])" office:value-type="date" office:date-value="2020-06-08T17:07:12" calcext:value-type="date">
            <text:p>2020/06/08 17:07:12</text:p>
          </table:table-cell>
          <table:table-cell table:formula="of:=[.E39]-[.E38]" office:value-type="time" office:time-value="PT01H38M26.999999704S" calcext:value-type="time">
            <text:p>01:38:27</text:p>
          </table:table-cell>
          <table:table-cell table:formula="of:=IF([.D38]&lt;&gt;&quot;&quot;;[.F38];&quot;&quot;)" office:value-type="time" office:time-value="PT01H38M26.999999704S" calcext:value-type="time">
            <text:p>01:38:27</text:p>
          </table:table-cell>
          <table:table-cell table:formula="of:=IF([.D38]=&quot;&quot;;[.F38];&quot;&quot;)">
            <text:p/>
          </table:table-cell>
          <table:table-cell table:formula="of:=IF(AND([.H38]&gt;0;[.D37]&lt;&gt;[.D39]);[.H3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8H45M39S" calcext:value-type="time">
            <text:p>18:45:3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9])+VALUE([.B39])" office:value-type="date" office:date-value="2020-06-08T18:45:39" calcext:value-type="date">
            <text:p>2020/06/08 18:45:39</text:p>
          </table:table-cell>
          <table:table-cell table:formula="of:=[.E40]-[.E39]" office:value-type="time" office:time-value="PT00H00M37.000000477S" calcext:value-type="time">
            <text:p>00:00:37</text:p>
          </table:table-cell>
          <table:table-cell table:formula="of:=IF([.D39]&lt;&gt;&quot;&quot;;[.F39];&quot;&quot;)">
            <text:p/>
          </table:table-cell>
          <table:table-cell table:formula="of:=IF([.D39]=&quot;&quot;;[.F39];&quot;&quot;)" office:value-type="time" office:time-value="PT00H00M37.000000477S" calcext:value-type="time">
            <text:p>00:00:37</text:p>
          </table:table-cell>
          <table:table-cell table:formula="of:=IF(AND([.H39]&gt;0;[.D38]&lt;&gt;[.D40]);[.H39];&quot;&quot;)" office:value-type="time" office:time-value="PT00H00M37.000000477S" calcext:value-type="time">
            <text:p>00:00:37</text:p>
          </table:table-cell>
          <table:table-cell table:number-columns-repeated="5"/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8H46M16S" calcext:value-type="time">
            <text:p>18:46:16</text:p>
          </table:table-cell>
          <table:table-cell office:value-type="string" calcext:value-type="string">
            <text:p>126.255.129.23</text:p>
          </table:table-cell>
          <table:table-cell office:value-type="string" calcext:value-type="string">
            <text:p>om126255129023.24.openmobile.ne.jp.</text:p>
          </table:table-cell>
          <table:table-cell table:formula="of:=VALUE([.A40])+VALUE([.B40])" office:value-type="date" office:date-value="2020-06-08T18:46:16" calcext:value-type="date">
            <text:p>2020/06/08 18:46:16</text:p>
          </table:table-cell>
          <table:table-cell table:formula="of:=[.E41]-[.E40]" office:value-type="time" office:time-value="PT05H41M16.999999629S" calcext:value-type="time">
            <text:p>05:41:17</text:p>
          </table:table-cell>
          <table:table-cell table:formula="of:=IF([.D40]&lt;&gt;&quot;&quot;;[.F40];&quot;&quot;)" office:value-type="time" office:time-value="PT05H41M16.999999629S" calcext:value-type="time">
            <text:p>05:41:17</text:p>
          </table:table-cell>
          <table:table-cell table:formula="of:=IF([.D40]=&quot;&quot;;[.F40];&quot;&quot;)">
            <text:p/>
          </table:table-cell>
          <table:table-cell table:formula="of:=IF(AND([.H40]&gt;0;[.D39]&lt;&gt;[.D41]);[.H4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0H27M33S" calcext:value-type="time">
            <text:p>00:27:3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1])+VALUE([.B41])" office:value-type="date" office:date-value="2020-06-09T00:27:33" calcext:value-type="date">
            <text:p>2020/06/09 00:27:33</text:p>
          </table:table-cell>
          <table:table-cell table:formula="of:=[.E42]-[.E41]" office:value-type="time" office:time-value="PT00H04M48.000000059S" calcext:value-type="time">
            <text:p>00:04:48</text:p>
          </table:table-cell>
          <table:table-cell table:formula="of:=IF([.D41]&lt;&gt;&quot;&quot;;[.F41];&quot;&quot;)">
            <text:p/>
          </table:table-cell>
          <table:table-cell table:formula="of:=IF([.D41]=&quot;&quot;;[.F41];&quot;&quot;)" office:value-type="time" office:time-value="PT00H04M48.000000059S" calcext:value-type="time">
            <text:p>00:04:48</text:p>
          </table:table-cell>
          <table:table-cell table:formula="of:=IF(AND([.H41]&gt;0;[.D40]&lt;&gt;[.D42]);[.H41];&quot;&quot;)" office:value-type="time" office:time-value="PT00H04M48.000000059S" calcext:value-type="time">
            <text:p>00:04:48</text:p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0H32M21S" calcext:value-type="time">
            <text:p>00:32:21</text:p>
          </table:table-cell>
          <table:table-cell office:value-type="string" calcext:value-type="string">
            <text:p>126.208.146.99</text:p>
          </table:table-cell>
          <table:table-cell office:value-type="string" calcext:value-type="string">
            <text:p>om126208146099.22.openmobile.ne.jp.</text:p>
          </table:table-cell>
          <table:table-cell table:formula="of:=VALUE([.A42])+VALUE([.B42])" office:value-type="date" office:date-value="2020-06-09T00:32:21" calcext:value-type="date">
            <text:p>2020/06/09 00:32:21</text:p>
          </table:table-cell>
          <table:table-cell table:formula="of:=[.E43]-[.E42]" office:value-type="time" office:time-value="PT01H27M12.000000332S" calcext:value-type="time">
            <text:p>01:27:12</text:p>
          </table:table-cell>
          <table:table-cell table:formula="of:=IF([.D42]&lt;&gt;&quot;&quot;;[.F42];&quot;&quot;)" office:value-type="time" office:time-value="PT01H27M12.000000332S" calcext:value-type="time">
            <text:p>01:27:12</text:p>
          </table:table-cell>
          <table:table-cell table:formula="of:=IF([.D42]=&quot;&quot;;[.F42];&quot;&quot;)">
            <text:p/>
          </table:table-cell>
          <table:table-cell table:formula="of:=IF(AND([.H42]&gt;0;[.D41]&lt;&gt;[.D43]);[.H4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1H59M33S" calcext:value-type="time">
            <text:p>01:59:3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3])+VALUE([.B43])" office:value-type="date" office:date-value="2020-06-09T01:59:33" calcext:value-type="date">
            <text:p>2020/06/09 01:59:33</text:p>
          </table:table-cell>
          <table:table-cell table:formula="of:=[.E44]-[.E43]" office:value-type="time" office:time-value="PT00H00M12.999999896S" calcext:value-type="time">
            <text:p>00:00:13</text:p>
          </table:table-cell>
          <table:table-cell table:formula="of:=IF([.D43]&lt;&gt;&quot;&quot;;[.F43];&quot;&quot;)">
            <text:p/>
          </table:table-cell>
          <table:table-cell table:formula="of:=IF([.D43]=&quot;&quot;;[.F43];&quot;&quot;)" office:value-type="time" office:time-value="PT00H00M12.999999896S" calcext:value-type="time">
            <text:p>00:00:13</text:p>
          </table:table-cell>
          <table:table-cell table:formula="of:=IF(AND([.H43]&gt;0;[.D42]&lt;&gt;[.D44]);[.H43];&quot;&quot;)" office:value-type="time" office:time-value="PT00H00M12.999999896S" calcext:value-type="time">
            <text:p>00:00:13</text:p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1H59M46S" calcext:value-type="time">
            <text:p>01:59:46</text:p>
          </table:table-cell>
          <table:table-cell office:value-type="string" calcext:value-type="string">
            <text:p>133.106.67.16</text:p>
          </table:table-cell>
          <table:table-cell office:value-type="string" calcext:value-type="string">
            <text:p>133-106-67-16.mvno.rakuten.jp.</text:p>
          </table:table-cell>
          <table:table-cell table:formula="of:=VALUE([.A44])+VALUE([.B44])" office:value-type="date" office:date-value="2020-06-09T01:59:46" calcext:value-type="date">
            <text:p>2020/06/09 01:59:46</text:p>
          </table:table-cell>
          <table:table-cell table:formula="of:=[.E45]-[.E44]" office:value-type="time" office:time-value="PT03H33M11.000000224S" calcext:value-type="time">
            <text:p>03:33:11</text:p>
          </table:table-cell>
          <table:table-cell table:formula="of:=IF([.D44]&lt;&gt;&quot;&quot;;[.F44];&quot;&quot;)" office:value-type="time" office:time-value="PT03H33M11.000000224S" calcext:value-type="time">
            <text:p>03:33:11</text:p>
          </table:table-cell>
          <table:table-cell table:formula="of:=IF([.D44]=&quot;&quot;;[.F44];&quot;&quot;)">
            <text:p/>
          </table:table-cell>
          <table:table-cell table:formula="of:=IF(AND([.H44]&gt;0;[.D43]&lt;&gt;[.D45]);[.H4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5H32M57S" calcext:value-type="time">
            <text:p>05:32:5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5])+VALUE([.B45])" office:value-type="date" office:date-value="2020-06-09T05:32:57" calcext:value-type="date">
            <text:p>2020/06/09 05:32:57</text:p>
          </table:table-cell>
          <table:table-cell table:formula="of:=[.E46]-[.E45]" office:value-type="time" office:time-value="PT00H02M45.999999829S" calcext:value-type="time">
            <text:p>00:02:46</text:p>
          </table:table-cell>
          <table:table-cell table:formula="of:=IF([.D45]&lt;&gt;&quot;&quot;;[.F45];&quot;&quot;)">
            <text:p/>
          </table:table-cell>
          <table:table-cell table:formula="of:=IF([.D45]=&quot;&quot;;[.F45];&quot;&quot;)" office:value-type="time" office:time-value="PT00H02M45.999999829S" calcext:value-type="time">
            <text:p>00:02:46</text:p>
          </table:table-cell>
          <table:table-cell table:formula="of:=IF(AND([.H45]&gt;0;[.D44]&lt;&gt;[.D46]);[.H45];&quot;&quot;)" office:value-type="time" office:time-value="PT00H02M45.999999829S" calcext:value-type="time">
            <text:p>00:02:46</text:p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5H35M43S" calcext:value-type="time">
            <text:p>05:35:43</text:p>
          </table:table-cell>
          <table:table-cell office:value-type="string" calcext:value-type="string">
            <text:p>126.208.140.255</text:p>
          </table:table-cell>
          <table:table-cell office:value-type="string" calcext:value-type="string">
            <text:p>om126208140255.22.openmobile.ne.jp.</text:p>
          </table:table-cell>
          <table:table-cell table:formula="of:=VALUE([.A46])+VALUE([.B46])" office:value-type="date" office:date-value="2020-06-09T05:35:43" calcext:value-type="date">
            <text:p>2020/06/09 05:35:43</text:p>
          </table:table-cell>
          <table:table-cell table:formula="of:=[.E47]-[.E46]" office:value-type="time" office:time-value="PT00H40M46.999999951S" calcext:value-type="time">
            <text:p>00:40:47</text:p>
          </table:table-cell>
          <table:table-cell table:formula="of:=IF([.D46]&lt;&gt;&quot;&quot;;[.F46];&quot;&quot;)" office:value-type="time" office:time-value="PT00H40M46.999999951S" calcext:value-type="time">
            <text:p>00:40:47</text:p>
          </table:table-cell>
          <table:table-cell table:formula="of:=IF([.D46]=&quot;&quot;;[.F46];&quot;&quot;)">
            <text:p/>
          </table:table-cell>
          <table:table-cell table:formula="of:=IF(AND([.H46]&gt;0;[.D45]&lt;&gt;[.D47]);[.H4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6H16M30S" calcext:value-type="time">
            <text:p>06:16:3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7])+VALUE([.B47])" office:value-type="date" office:date-value="2020-06-09T06:16:30" calcext:value-type="date">
            <text:p>2020/06/09 06:16:30</text:p>
          </table:table-cell>
          <table:table-cell table:formula="of:=[.E48]-[.E47]" office:value-type="time" office:time-value="PT00H00M20.99999988S" calcext:value-type="time">
            <text:p>00:00:21</text:p>
          </table:table-cell>
          <table:table-cell table:formula="of:=IF([.D47]&lt;&gt;&quot;&quot;;[.F47];&quot;&quot;)">
            <text:p/>
          </table:table-cell>
          <table:table-cell table:formula="of:=IF([.D47]=&quot;&quot;;[.F47];&quot;&quot;)" office:value-type="time" office:time-value="PT00H00M20.99999988S" calcext:value-type="time">
            <text:p>00:00:21</text:p>
          </table:table-cell>
          <table:table-cell table:formula="of:=IF(AND([.H47]&gt;0;[.D46]&lt;&gt;[.D48]);[.H47];&quot;&quot;)" office:value-type="time" office:time-value="PT00H00M20.99999988S" calcext:value-type="time">
            <text:p>00:00:21</text:p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6H16M51S" calcext:value-type="time">
            <text:p>06:16:51</text:p>
          </table:table-cell>
          <table:table-cell office:value-type="string" calcext:value-type="string">
            <text:p>126.34.116.55</text:p>
          </table:table-cell>
          <table:table-cell office:value-type="string" calcext:value-type="string">
            <text:p>om126034116055.18.openmobile.ne.jp.</text:p>
          </table:table-cell>
          <table:table-cell table:formula="of:=VALUE([.A48])+VALUE([.B48])" office:value-type="date" office:date-value="2020-06-09T06:16:51" calcext:value-type="date">
            <text:p>2020/06/09 06:16:51</text:p>
          </table:table-cell>
          <table:table-cell table:formula="of:=[.E49]-[.E48]" office:value-type="time" office:time-value="PT00H39M11.999999746S" calcext:value-type="time">
            <text:p>00:39:12</text:p>
          </table:table-cell>
          <table:table-cell table:formula="of:=IF([.D48]&lt;&gt;&quot;&quot;;[.F48];&quot;&quot;)" office:value-type="time" office:time-value="PT00H39M11.999999746S" calcext:value-type="time">
            <text:p>00:39:12</text:p>
          </table:table-cell>
          <table:table-cell table:formula="of:=IF([.D48]=&quot;&quot;;[.F48];&quot;&quot;)">
            <text:p/>
          </table:table-cell>
          <table:table-cell table:formula="of:=IF(AND([.H48]&gt;0;[.D47]&lt;&gt;[.D49]);[.H4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6H56M03S" calcext:value-type="time">
            <text:p>06:56:0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9])+VALUE([.B49])" office:value-type="date" office:date-value="2020-06-09T06:56:03" calcext:value-type="date">
            <text:p>2020/06/09 06:56:03</text:p>
          </table:table-cell>
          <table:table-cell table:formula="of:=[.E50]-[.E49]" office:value-type="time" office:time-value="PT00H00M29.000000493S" calcext:value-type="time">
            <text:p>00:00:29</text:p>
          </table:table-cell>
          <table:table-cell table:formula="of:=IF([.D49]&lt;&gt;&quot;&quot;;[.F49];&quot;&quot;)">
            <text:p/>
          </table:table-cell>
          <table:table-cell table:formula="of:=IF([.D49]=&quot;&quot;;[.F49];&quot;&quot;)" office:value-type="time" office:time-value="PT00H00M29.000000493S" calcext:value-type="time">
            <text:p>00:00:29</text:p>
          </table:table-cell>
          <table:table-cell table:formula="of:=IF(AND([.H49]&gt;0;[.D48]&lt;&gt;[.D50]);[.H49];&quot;&quot;)" office:value-type="time" office:time-value="PT00H00M29.000000493S" calcext:value-type="time">
            <text:p>00:00:29</text:p>
          </table:table-cell>
          <table:table-cell table:number-columns-repeated="5"/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6H56M32S" calcext:value-type="time">
            <text:p>06:56:32</text:p>
          </table:table-cell>
          <table:table-cell office:value-type="string" calcext:value-type="string">
            <text:p>36.11.225.152</text:p>
          </table:table-cell>
          <table:table-cell office:value-type="string" calcext:value-type="string">
            <text:p>UQ036011225152.au-net.ne.jp.</text:p>
          </table:table-cell>
          <table:table-cell table:formula="of:=VALUE([.A50])+VALUE([.B50])" office:value-type="date" office:date-value="2020-06-09T06:56:32" calcext:value-type="date">
            <text:p>2020/06/09 06:56:32</text:p>
          </table:table-cell>
          <table:table-cell table:formula="of:=[.E51]-[.E50]" office:value-type="time" office:time-value="PT19H23M33.999999664S" calcext:value-type="time">
            <text:p>19:23:34</text:p>
          </table:table-cell>
          <table:table-cell table:formula="of:=IF([.D50]&lt;&gt;&quot;&quot;;[.F50];&quot;&quot;)" office:value-type="time" office:time-value="PT19H23M33.999999664S" calcext:value-type="time">
            <text:p>19:23:34</text:p>
          </table:table-cell>
          <table:table-cell table:formula="of:=IF([.D50]=&quot;&quot;;[.F50];&quot;&quot;)">
            <text:p/>
          </table:table-cell>
          <table:table-cell table:formula="of:=IF(AND([.H50]&gt;0;[.D49]&lt;&gt;[.D51]);[.H5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0" calcext:value-type="date">
            <text:p>6月10日</text:p>
          </table:table-cell>
          <table:table-cell office:value-type="time" office:time-value="PT02H20M06S" calcext:value-type="time">
            <text:p>02:20:06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1])+VALUE([.B51])" office:value-type="date" office:date-value="2020-06-10T02:20:06" calcext:value-type="date">
            <text:p>2020/06/10 02:20:06</text:p>
          </table:table-cell>
          <table:table-cell table:formula="of:=[.E52]-[.E51]" office:value-type="time" office:time-value="PT05H43M20.000000093S" calcext:value-type="time">
            <text:p>05:43:20</text:p>
          </table:table-cell>
          <table:table-cell table:formula="of:=IF([.D51]&lt;&gt;&quot;&quot;;[.F51];&quot;&quot;)">
            <text:p/>
          </table:table-cell>
          <table:table-cell table:formula="of:=IF([.D51]=&quot;&quot;;[.F51];&quot;&quot;)" office:value-type="time" office:time-value="PT05H43M20.000000093S" calcext:value-type="time">
            <text:p>05:43:20</text:p>
          </table:table-cell>
          <table:table-cell table:formula="of:=IF(AND([.H51]&gt;0;[.D50]&lt;&gt;[.D52]);[.H51];&quot;&quot;)" office:value-type="time" office:time-value="PT05H43M20.000000093S" calcext:value-type="time">
            <text:p>05:43:20</text:p>
          </table:table-cell>
          <table:table-cell table:number-columns-repeated="5"/>
        </table:table-row>
        <table:table-row table:style-name="ro1">
          <table:table-cell office:value-type="date" office:date-value="2020-06-10" calcext:value-type="date">
            <text:p>6月10日</text:p>
          </table:table-cell>
          <table:table-cell office:value-type="time" office:time-value="PT08H03M26S" calcext:value-type="time">
            <text:p>08:03:2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52])+VALUE([.B52])" office:value-type="date" office:date-value="2020-06-10T08:03:26" calcext:value-type="date">
            <text:p>2020/06/10 08:03:26</text:p>
          </table:table-cell>
          <table:table-cell table:formula="of:=[.E53]-[.E52]" office:value-type="time" office:time-value="PT17H19M43.000000147S" calcext:value-type="time">
            <text:p>17:19:43</text:p>
          </table:table-cell>
          <table:table-cell table:formula="of:=IF([.D52]&lt;&gt;&quot;&quot;;[.F52];&quot;&quot;)" office:value-type="time" office:time-value="PT17H19M43.000000147S" calcext:value-type="time">
            <text:p>17:19:43</text:p>
          </table:table-cell>
          <table:table-cell table:formula="of:=IF([.D52]=&quot;&quot;;[.F52];&quot;&quot;)">
            <text:p/>
          </table:table-cell>
          <table:table-cell table:formula="of:=IF(AND([.H52]&gt;0;[.D51]&lt;&gt;[.D53]);[.H5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3M09S" calcext:value-type="time">
            <text:p>01:23:0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3])+VALUE([.B53])" office:value-type="date" office:date-value="2020-06-11T01:23:09" calcext:value-type="date">
            <text:p>2020/06/11 01:23:09</text:p>
          </table:table-cell>
          <table:table-cell table:formula="of:=[.E54]-[.E53]" office:value-type="time" office:time-value="PT00H00M04.999999912S" calcext:value-type="time">
            <text:p>00:00:05</text:p>
          </table:table-cell>
          <table:table-cell table:formula="of:=IF([.D53]&lt;&gt;&quot;&quot;;[.F53];&quot;&quot;)">
            <text:p/>
          </table:table-cell>
          <table:table-cell table:formula="of:=IF([.D53]=&quot;&quot;;[.F53];&quot;&quot;)" office:value-type="time" office:time-value="PT00H00M04.999999912S" calcext:value-type="time">
            <text:p>00:00:05</text:p>
          </table:table-cell>
          <table:table-cell table:formula="of:=IF(AND([.H53]&gt;0;[.D52]&lt;&gt;[.D54]);[.H53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3M14S" calcext:value-type="time">
            <text:p>01:23:14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54])+VALUE([.B54])" office:value-type="date" office:date-value="2020-06-11T01:23:14" calcext:value-type="date">
            <text:p>2020/06/11 01:23:14</text:p>
          </table:table-cell>
          <table:table-cell table:formula="of:=[.E55]-[.E54]" office:value-type="time" office:time-value="PT00H00M20.99999988S" calcext:value-type="time">
            <text:p>00:00:21</text:p>
          </table:table-cell>
          <table:table-cell table:formula="of:=IF([.D54]&lt;&gt;&quot;&quot;;[.F54];&quot;&quot;)" office:value-type="time" office:time-value="PT00H00M20.99999988S" calcext:value-type="time">
            <text:p>00:00:21</text:p>
          </table:table-cell>
          <table:table-cell table:formula="of:=IF([.D54]=&quot;&quot;;[.F54];&quot;&quot;)">
            <text:p/>
          </table:table-cell>
          <table:table-cell table:formula="of:=IF(AND([.H54]&gt;0;[.D53]&lt;&gt;[.D55]);[.H5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3M35S" calcext:value-type="time">
            <text:p>01:23:35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5])+VALUE([.B55])" office:value-type="date" office:date-value="2020-06-11T01:23:35" calcext:value-type="date">
            <text:p>2020/06/11 01:23:35</text:p>
          </table:table-cell>
          <table:table-cell table:formula="of:=[.E56]-[.E55]" office:value-type="time" office:time-value="PT00H00M04.999999912S" calcext:value-type="time">
            <text:p>00:00:05</text:p>
          </table:table-cell>
          <table:table-cell table:formula="of:=IF([.D55]&lt;&gt;&quot;&quot;;[.F55];&quot;&quot;)">
            <text:p/>
          </table:table-cell>
          <table:table-cell table:formula="of:=IF([.D55]=&quot;&quot;;[.F55];&quot;&quot;)" office:value-type="time" office:time-value="PT00H00M04.999999912S" calcext:value-type="time">
            <text:p>00:00:05</text:p>
          </table:table-cell>
          <table:table-cell table:formula="of:=IF(AND([.H55]&gt;0;[.D54]&lt;&gt;[.D56]);[.H55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3M40S" calcext:value-type="time">
            <text:p>01:23:40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56])+VALUE([.B56])" office:value-type="date" office:date-value="2020-06-11T01:23:40" calcext:value-type="date">
            <text:p>2020/06/11 01:23:40</text:p>
          </table:table-cell>
          <table:table-cell table:formula="of:=[.E57]-[.E56]" office:value-type="time" office:time-value="PT00H00M36.000000243S" calcext:value-type="time">
            <text:p>00:00:36</text:p>
          </table:table-cell>
          <table:table-cell table:formula="of:=IF([.D56]&lt;&gt;&quot;&quot;;[.F56];&quot;&quot;)" office:value-type="time" office:time-value="PT00H00M36.000000243S" calcext:value-type="time">
            <text:p>00:00:36</text:p>
          </table:table-cell>
          <table:table-cell table:formula="of:=IF([.D56]=&quot;&quot;;[.F56];&quot;&quot;)">
            <text:p/>
          </table:table-cell>
          <table:table-cell table:formula="of:=IF(AND([.H56]&gt;0;[.D55]&lt;&gt;[.D57]);[.H5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4M16S" calcext:value-type="time">
            <text:p>01:24:16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7])+VALUE([.B57])" office:value-type="date" office:date-value="2020-06-11T01:24:16" calcext:value-type="date">
            <text:p>2020/06/11 01:24:16</text:p>
          </table:table-cell>
          <table:table-cell table:formula="of:=[.E58]-[.E57]" office:value-type="time" office:time-value="PT00H00M04.999999912S" calcext:value-type="time">
            <text:p>00:00:05</text:p>
          </table:table-cell>
          <table:table-cell table:formula="of:=IF([.D57]&lt;&gt;&quot;&quot;;[.F57];&quot;&quot;)">
            <text:p/>
          </table:table-cell>
          <table:table-cell table:formula="of:=IF([.D57]=&quot;&quot;;[.F57];&quot;&quot;)" office:value-type="time" office:time-value="PT00H00M04.999999912S" calcext:value-type="time">
            <text:p>00:00:05</text:p>
          </table:table-cell>
          <table:table-cell table:formula="of:=IF(AND([.H57]&gt;0;[.D56]&lt;&gt;[.D58]);[.H57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4M21S" calcext:value-type="time">
            <text:p>01:24:21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58])+VALUE([.B58])" office:value-type="date" office:date-value="2020-06-11T01:24:21" calcext:value-type="date">
            <text:p>2020/06/11 01:24:21</text:p>
          </table:table-cell>
          <table:table-cell table:formula="of:=[.E59]-[.E58]" office:value-type="time" office:time-value="PT00H00M36.000000243S" calcext:value-type="time">
            <text:p>00:00:36</text:p>
          </table:table-cell>
          <table:table-cell table:formula="of:=IF([.D58]&lt;&gt;&quot;&quot;;[.F58];&quot;&quot;)" office:value-type="time" office:time-value="PT00H00M36.000000243S" calcext:value-type="time">
            <text:p>00:00:36</text:p>
          </table:table-cell>
          <table:table-cell table:formula="of:=IF([.D58]=&quot;&quot;;[.F58];&quot;&quot;)">
            <text:p/>
          </table:table-cell>
          <table:table-cell table:formula="of:=IF(AND([.H58]&gt;0;[.D57]&lt;&gt;[.D59]);[.H5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4M57S" calcext:value-type="time">
            <text:p>01:24:5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9])+VALUE([.B59])" office:value-type="date" office:date-value="2020-06-11T01:24:57" calcext:value-type="date">
            <text:p>2020/06/11 01:24:57</text:p>
          </table:table-cell>
          <table:table-cell table:formula="of:=[.E60]-[.E59]" office:value-type="time" office:time-value="PT00H00M24.999999558S" calcext:value-type="time">
            <text:p>00:00:25</text:p>
          </table:table-cell>
          <table:table-cell table:formula="of:=IF([.D59]&lt;&gt;&quot;&quot;;[.F59];&quot;&quot;)">
            <text:p/>
          </table:table-cell>
          <table:table-cell table:formula="of:=IF([.D59]=&quot;&quot;;[.F59];&quot;&quot;)" office:value-type="time" office:time-value="PT00H00M24.999999558S" calcext:value-type="time">
            <text:p>00:00:25</text:p>
          </table:table-cell>
          <table:table-cell table:formula="of:=IF(AND([.H59]&gt;0;[.D58]&lt;&gt;[.D60]);[.H59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22S" calcext:value-type="time">
            <text:p>01:25:22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0])+VALUE([.B60])" office:value-type="date" office:date-value="2020-06-11T01:25:22" calcext:value-type="date">
            <text:p>2020/06/11 01:25:22</text:p>
          </table:table-cell>
          <table:table-cell table:formula="of:=[.E61]-[.E60]" office:value-type="time" office:time-value="PT00H00M15.999999968S" calcext:value-type="time">
            <text:p>00:00:16</text:p>
          </table:table-cell>
          <table:table-cell table:formula="of:=IF([.D60]&lt;&gt;&quot;&quot;;[.F60];&quot;&quot;)" office:value-type="time" office:time-value="PT00H00M15.999999968S" calcext:value-type="time">
            <text:p>00:00:16</text:p>
          </table:table-cell>
          <table:table-cell table:formula="of:=IF([.D60]=&quot;&quot;;[.F60];&quot;&quot;)">
            <text:p/>
          </table:table-cell>
          <table:table-cell table:formula="of:=IF(AND([.H60]&gt;0;[.D59]&lt;&gt;[.D61]);[.H6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38S" calcext:value-type="time">
            <text:p>01:25:38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1])+VALUE([.B61])" office:value-type="date" office:date-value="2020-06-11T01:25:38" calcext:value-type="date">
            <text:p>2020/06/11 01:25:38</text:p>
          </table:table-cell>
          <table:table-cell table:formula="of:=[.E62]-[.E61]" office:value-type="time" office:time-value="PT00H00M05.00000054S" calcext:value-type="time">
            <text:p>00:00:05</text:p>
          </table:table-cell>
          <table:table-cell table:formula="of:=IF([.D61]&lt;&gt;&quot;&quot;;[.F61];&quot;&quot;)">
            <text:p/>
          </table:table-cell>
          <table:table-cell table:formula="of:=IF([.D61]=&quot;&quot;;[.F61];&quot;&quot;)" office:value-type="time" office:time-value="PT00H00M05.00000054S" calcext:value-type="time">
            <text:p>00:00:05</text:p>
          </table:table-cell>
          <table:table-cell table:formula="of:=IF(AND([.H61]&gt;0;[.D60]&lt;&gt;[.D62]);[.H61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43S" calcext:value-type="time">
            <text:p>01:25:43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2])+VALUE([.B62])" office:value-type="date" office:date-value="2020-06-11T01:25:43" calcext:value-type="date">
            <text:p>2020/06/11 01:25:43</text:p>
          </table:table-cell>
          <table:table-cell table:formula="of:=[.E63]-[.E62]" office:value-type="time" office:time-value="PT00H00M09.999999823S" calcext:value-type="time">
            <text:p>00:00:10</text:p>
          </table:table-cell>
          <table:table-cell table:formula="of:=IF([.D62]&lt;&gt;&quot;&quot;;[.F62];&quot;&quot;)" office:value-type="time" office:time-value="PT00H00M09.999999823S" calcext:value-type="time">
            <text:p>00:00:10</text:p>
          </table:table-cell>
          <table:table-cell table:formula="of:=IF([.D62]=&quot;&quot;;[.F62];&quot;&quot;)">
            <text:p/>
          </table:table-cell>
          <table:table-cell table:formula="of:=IF(AND([.H62]&gt;0;[.D61]&lt;&gt;[.D63]);[.H6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53S" calcext:value-type="time">
            <text:p>01:25:5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3])+VALUE([.B63])" office:value-type="date" office:date-value="2020-06-11T01:25:53" calcext:value-type="date">
            <text:p>2020/06/11 01:25:53</text:p>
          </table:table-cell>
          <table:table-cell table:formula="of:=[.E64]-[.E63]" office:value-type="time" office:time-value="PT00H00M04.999999912S" calcext:value-type="time">
            <text:p>00:00:05</text:p>
          </table:table-cell>
          <table:table-cell table:formula="of:=IF([.D63]&lt;&gt;&quot;&quot;;[.F63];&quot;&quot;)">
            <text:p/>
          </table:table-cell>
          <table:table-cell table:formula="of:=IF([.D63]=&quot;&quot;;[.F63];&quot;&quot;)" office:value-type="time" office:time-value="PT00H00M04.999999912S" calcext:value-type="time">
            <text:p>00:00:05</text:p>
          </table:table-cell>
          <table:table-cell table:formula="of:=IF(AND([.H63]&gt;0;[.D62]&lt;&gt;[.D64]);[.H63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58S" calcext:value-type="time">
            <text:p>01:25:5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4])+VALUE([.B64])" office:value-type="date" office:date-value="2020-06-11T01:25:58" calcext:value-type="date">
            <text:p>2020/06/11 01:25:58</text:p>
          </table:table-cell>
          <table:table-cell table:formula="of:=[.E65]-[.E64]" office:value-type="time" office:time-value="PT00H00M09.999999823S" calcext:value-type="time">
            <text:p>00:00:10</text:p>
          </table:table-cell>
          <table:table-cell table:formula="of:=IF([.D64]&lt;&gt;&quot;&quot;;[.F64];&quot;&quot;)" office:value-type="time" office:time-value="PT00H00M09.999999823S" calcext:value-type="time">
            <text:p>00:00:10</text:p>
          </table:table-cell>
          <table:table-cell table:formula="of:=IF([.D64]=&quot;&quot;;[.F64];&quot;&quot;)">
            <text:p/>
          </table:table-cell>
          <table:table-cell table:formula="of:=IF(AND([.H64]&gt;0;[.D63]&lt;&gt;[.D65]);[.H6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6M08S" calcext:value-type="time">
            <text:p>01:26:08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5])+VALUE([.B65])" office:value-type="date" office:date-value="2020-06-11T01:26:08" calcext:value-type="date">
            <text:p>2020/06/11 01:26:08</text:p>
          </table:table-cell>
          <table:table-cell table:formula="of:=[.E66]-[.E65]" office:value-type="time" office:time-value="PT00H00M11.000000057S" calcext:value-type="time">
            <text:p>00:00:11</text:p>
          </table:table-cell>
          <table:table-cell table:formula="of:=IF([.D65]&lt;&gt;&quot;&quot;;[.F65];&quot;&quot;)">
            <text:p/>
          </table:table-cell>
          <table:table-cell table:formula="of:=IF([.D65]=&quot;&quot;;[.F65];&quot;&quot;)" office:value-type="time" office:time-value="PT00H00M11.000000057S" calcext:value-type="time">
            <text:p>00:00:11</text:p>
          </table:table-cell>
          <table:table-cell table:formula="of:=IF(AND([.H65]&gt;0;[.D64]&lt;&gt;[.D66]);[.H65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6M19S" calcext:value-type="time">
            <text:p>01:26:19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6])+VALUE([.B66])" office:value-type="date" office:date-value="2020-06-11T01:26:19" calcext:value-type="date">
            <text:p>2020/06/11 01:26:19</text:p>
          </table:table-cell>
          <table:table-cell table:formula="of:=[.E67]-[.E66]" office:value-type="time" office:time-value="PT00H58M04.999999939S" calcext:value-type="time">
            <text:p>00:58:05</text:p>
          </table:table-cell>
          <table:table-cell table:formula="of:=IF([.D66]&lt;&gt;&quot;&quot;;[.F66];&quot;&quot;)" office:value-type="time" office:time-value="PT00H58M04.999999939S" calcext:value-type="time">
            <text:p>00:58:05</text:p>
          </table:table-cell>
          <table:table-cell table:formula="of:=IF([.D66]=&quot;&quot;;[.F66];&quot;&quot;)">
            <text:p/>
          </table:table-cell>
          <table:table-cell table:formula="of:=IF(AND([.H66]&gt;0;[.D65]&lt;&gt;[.D67]);[.H6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4M24S" calcext:value-type="time">
            <text:p>02:24:24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7])+VALUE([.B67])" office:value-type="date" office:date-value="2020-06-11T02:24:24" calcext:value-type="date">
            <text:p>2020/06/11 02:24:24</text:p>
          </table:table-cell>
          <table:table-cell table:formula="of:=[.E68]-[.E67]" office:value-type="time" office:time-value="PT00H00M04.999999912S" calcext:value-type="time">
            <text:p>00:00:05</text:p>
          </table:table-cell>
          <table:table-cell table:formula="of:=IF([.D67]&lt;&gt;&quot;&quot;;[.F67];&quot;&quot;)">
            <text:p/>
          </table:table-cell>
          <table:table-cell table:formula="of:=IF([.D67]=&quot;&quot;;[.F67];&quot;&quot;)" office:value-type="time" office:time-value="PT00H00M04.999999912S" calcext:value-type="time">
            <text:p>00:00:05</text:p>
          </table:table-cell>
          <table:table-cell table:formula="of:=IF(AND([.H67]&gt;0;[.D66]&lt;&gt;[.D68]);[.H67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4M29S" calcext:value-type="time">
            <text:p>02:24:29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8])+VALUE([.B68])" office:value-type="date" office:date-value="2020-06-11T02:24:29" calcext:value-type="date">
            <text:p>2020/06/11 02:24:29</text:p>
          </table:table-cell>
          <table:table-cell table:formula="of:=[.E69]-[.E68]" office:value-type="time" office:time-value="PT00H00M26.00000042S" calcext:value-type="time">
            <text:p>00:00:26</text:p>
          </table:table-cell>
          <table:table-cell table:formula="of:=IF([.D68]&lt;&gt;&quot;&quot;;[.F68];&quot;&quot;)" office:value-type="time" office:time-value="PT00H00M26.00000042S" calcext:value-type="time">
            <text:p>00:00:26</text:p>
          </table:table-cell>
          <table:table-cell table:formula="of:=IF([.D68]=&quot;&quot;;[.F68];&quot;&quot;)">
            <text:p/>
          </table:table-cell>
          <table:table-cell table:formula="of:=IF(AND([.H68]&gt;0;[.D67]&lt;&gt;[.D69]);[.H6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4M55S" calcext:value-type="time">
            <text:p>02:24:55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9])+VALUE([.B69])" office:value-type="date" office:date-value="2020-06-11T02:24:55" calcext:value-type="date">
            <text:p>2020/06/11 02:24:55</text:p>
          </table:table-cell>
          <table:table-cell table:formula="of:=[.E70]-[.E69]" office:value-type="time" office:time-value="PT00H00M04.999999912S" calcext:value-type="time">
            <text:p>00:00:05</text:p>
          </table:table-cell>
          <table:table-cell table:formula="of:=IF([.D69]&lt;&gt;&quot;&quot;;[.F69];&quot;&quot;)">
            <text:p/>
          </table:table-cell>
          <table:table-cell table:formula="of:=IF([.D69]=&quot;&quot;;[.F69];&quot;&quot;)" office:value-type="time" office:time-value="PT00H00M04.999999912S" calcext:value-type="time">
            <text:p>00:00:05</text:p>
          </table:table-cell>
          <table:table-cell table:formula="of:=IF(AND([.H69]&gt;0;[.D68]&lt;&gt;[.D70]);[.H69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00S" calcext:value-type="time">
            <text:p>02:25:00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0])+VALUE([.B70])" office:value-type="date" office:date-value="2020-06-11T02:25:00" calcext:value-type="date">
            <text:p>2020/06/11 02:25:00</text:p>
          </table:table-cell>
          <table:table-cell table:formula="of:=[.E71]-[.E70]" office:value-type="time" office:time-value="PT00H00M15.999999968S" calcext:value-type="time">
            <text:p>00:00:16</text:p>
          </table:table-cell>
          <table:table-cell table:formula="of:=IF([.D70]&lt;&gt;&quot;&quot;;[.F70];&quot;&quot;)" office:value-type="time" office:time-value="PT00H00M15.999999968S" calcext:value-type="time">
            <text:p>00:00:16</text:p>
          </table:table-cell>
          <table:table-cell table:formula="of:=IF([.D70]=&quot;&quot;;[.F70];&quot;&quot;)">
            <text:p/>
          </table:table-cell>
          <table:table-cell table:formula="of:=IF(AND([.H70]&gt;0;[.D69]&lt;&gt;[.D71]);[.H7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16S" calcext:value-type="time">
            <text:p>02:25:16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1])+VALUE([.B71])" office:value-type="date" office:date-value="2020-06-11T02:25:16" calcext:value-type="date">
            <text:p>2020/06/11 02:25:16</text:p>
          </table:table-cell>
          <table:table-cell table:formula="of:=[.E72]-[.E71]" office:value-type="time" office:time-value="PT00H00M04.999999912S" calcext:value-type="time">
            <text:p>00:00:05</text:p>
          </table:table-cell>
          <table:table-cell table:formula="of:=IF([.D71]&lt;&gt;&quot;&quot;;[.F71];&quot;&quot;)">
            <text:p/>
          </table:table-cell>
          <table:table-cell table:formula="of:=IF([.D71]=&quot;&quot;;[.F71];&quot;&quot;)" office:value-type="time" office:time-value="PT00H00M04.999999912S" calcext:value-type="time">
            <text:p>00:00:05</text:p>
          </table:table-cell>
          <table:table-cell table:formula="of:=IF(AND([.H71]&gt;0;[.D70]&lt;&gt;[.D72]);[.H71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21S" calcext:value-type="time">
            <text:p>02:25:21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2])+VALUE([.B72])" office:value-type="date" office:date-value="2020-06-11T02:25:21" calcext:value-type="date">
            <text:p>2020/06/11 02:25:21</text:p>
          </table:table-cell>
          <table:table-cell table:formula="of:=[.E73]-[.E72]" office:value-type="time" office:time-value="PT00H00M09.999999823S" calcext:value-type="time">
            <text:p>00:00:10</text:p>
          </table:table-cell>
          <table:table-cell table:formula="of:=IF([.D72]&lt;&gt;&quot;&quot;;[.F72];&quot;&quot;)" office:value-type="time" office:time-value="PT00H00M09.999999823S" calcext:value-type="time">
            <text:p>00:00:10</text:p>
          </table:table-cell>
          <table:table-cell table:formula="of:=IF([.D72]=&quot;&quot;;[.F72];&quot;&quot;)">
            <text:p/>
          </table:table-cell>
          <table:table-cell table:formula="of:=IF(AND([.H72]&gt;0;[.D71]&lt;&gt;[.D73]);[.H7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31S" calcext:value-type="time">
            <text:p>02:25:3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3])+VALUE([.B73])" office:value-type="date" office:date-value="2020-06-11T02:25:31" calcext:value-type="date">
            <text:p>2020/06/11 02:25:31</text:p>
          </table:table-cell>
          <table:table-cell table:formula="of:=[.E74]-[.E73]" office:value-type="time" office:time-value="PT00H00M05.00000054S" calcext:value-type="time">
            <text:p>00:00:05</text:p>
          </table:table-cell>
          <table:table-cell table:formula="of:=IF([.D73]&lt;&gt;&quot;&quot;;[.F73];&quot;&quot;)">
            <text:p/>
          </table:table-cell>
          <table:table-cell table:formula="of:=IF([.D73]=&quot;&quot;;[.F73];&quot;&quot;)" office:value-type="time" office:time-value="PT00H00M05.00000054S" calcext:value-type="time">
            <text:p>00:00:05</text:p>
          </table:table-cell>
          <table:table-cell table:formula="of:=IF(AND([.H73]&gt;0;[.D72]&lt;&gt;[.D74]);[.H73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36S" calcext:value-type="time">
            <text:p>02:25:3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4])+VALUE([.B74])" office:value-type="date" office:date-value="2020-06-11T02:25:36" calcext:value-type="date">
            <text:p>2020/06/11 02:25:36</text:p>
          </table:table-cell>
          <table:table-cell table:formula="of:=[.E75]-[.E74]" office:value-type="time" office:time-value="PT21H40M02.999999723S" calcext:value-type="time">
            <text:p>21:40:03</text:p>
          </table:table-cell>
          <table:table-cell table:formula="of:=IF([.D74]&lt;&gt;&quot;&quot;;[.F74];&quot;&quot;)" office:value-type="time" office:time-value="PT21H40M02.999999723S" calcext:value-type="time">
            <text:p>21:40:03</text:p>
          </table:table-cell>
          <table:table-cell table:formula="of:=IF([.D74]=&quot;&quot;;[.F74];&quot;&quot;)">
            <text:p/>
          </table:table-cell>
          <table:table-cell table:formula="of:=IF(AND([.H74]&gt;0;[.D73]&lt;&gt;[.D75]);[.H7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00H05M39S" calcext:value-type="time">
            <text:p>00:05:3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5])+VALUE([.B75])" office:value-type="date" office:date-value="2020-06-12T00:05:39" calcext:value-type="date">
            <text:p>2020/06/12 00:05:39</text:p>
          </table:table-cell>
          <table:table-cell table:formula="of:=[.E76]-[.E75]" office:value-type="time" office:time-value="PT00H00M04.999999912S" calcext:value-type="time">
            <text:p>00:00:05</text:p>
          </table:table-cell>
          <table:table-cell table:formula="of:=IF([.D75]&lt;&gt;&quot;&quot;;[.F75];&quot;&quot;)">
            <text:p/>
          </table:table-cell>
          <table:table-cell table:formula="of:=IF([.D75]=&quot;&quot;;[.F75];&quot;&quot;)" office:value-type="time" office:time-value="PT00H00M04.999999912S" calcext:value-type="time">
            <text:p>00:00:05</text:p>
          </table:table-cell>
          <table:table-cell table:formula="of:=IF(AND([.H75]&gt;0;[.D74]&lt;&gt;[.D76]);[.H75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00H05M44S" calcext:value-type="time">
            <text:p>00:05:44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6])+VALUE([.B76])" office:value-type="date" office:date-value="2020-06-12T00:05:44" calcext:value-type="date">
            <text:p>2020/06/12 00:05:44</text:p>
          </table:table-cell>
          <table:table-cell table:formula="of:=[.E77]-[.E76]" office:value-type="time" office:time-value="PT21H34M07.000000114S" calcext:value-type="time">
            <text:p>21:34:07</text:p>
          </table:table-cell>
          <table:table-cell table:formula="of:=IF([.D76]&lt;&gt;&quot;&quot;;[.F76];&quot;&quot;)" office:value-type="time" office:time-value="PT21H34M07.000000114S" calcext:value-type="time">
            <text:p>21:34:07</text:p>
          </table:table-cell>
          <table:table-cell table:formula="of:=IF([.D76]=&quot;&quot;;[.F76];&quot;&quot;)">
            <text:p/>
          </table:table-cell>
          <table:table-cell table:formula="of:=IF(AND([.H76]&gt;0;[.D75]&lt;&gt;[.D77]);[.H7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39M51S" calcext:value-type="time">
            <text:p>21:39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7])+VALUE([.B77])" office:value-type="date" office:date-value="2020-06-12T21:39:51" calcext:value-type="date">
            <text:p>2020/06/12 21:39:51</text:p>
          </table:table-cell>
          <table:table-cell table:formula="of:=[.E78]-[.E77]" office:value-type="time" office:time-value="PT00H00M04.999999912S" calcext:value-type="time">
            <text:p>00:00:05</text:p>
          </table:table-cell>
          <table:table-cell table:formula="of:=IF([.D77]&lt;&gt;&quot;&quot;;[.F77];&quot;&quot;)">
            <text:p/>
          </table:table-cell>
          <table:table-cell table:formula="of:=IF([.D77]=&quot;&quot;;[.F77];&quot;&quot;)" office:value-type="time" office:time-value="PT00H00M04.999999912S" calcext:value-type="time">
            <text:p>00:00:05</text:p>
          </table:table-cell>
          <table:table-cell table:formula="of:=IF(AND([.H77]&gt;0;[.D76]&lt;&gt;[.D78]);[.H77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39M56S" calcext:value-type="time">
            <text:p>21:39:5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8])+VALUE([.B78])" office:value-type="date" office:date-value="2020-06-12T21:39:56" calcext:value-type="date">
            <text:p>2020/06/12 21:39:56</text:p>
          </table:table-cell>
          <table:table-cell table:formula="of:=[.E79]-[.E78]" office:value-type="time" office:time-value="PT00H00M27.000000025S" calcext:value-type="time">
            <text:p>00:00:27</text:p>
          </table:table-cell>
          <table:table-cell table:formula="of:=IF([.D78]&lt;&gt;&quot;&quot;;[.F78];&quot;&quot;)" office:value-type="time" office:time-value="PT00H00M27.000000025S" calcext:value-type="time">
            <text:p>00:00:27</text:p>
          </table:table-cell>
          <table:table-cell table:formula="of:=IF([.D78]=&quot;&quot;;[.F78];&quot;&quot;)">
            <text:p/>
          </table:table-cell>
          <table:table-cell table:formula="of:=IF(AND([.H78]&gt;0;[.D77]&lt;&gt;[.D79]);[.H7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0M23S" calcext:value-type="time">
            <text:p>21:40:2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9])+VALUE([.B79])" office:value-type="date" office:date-value="2020-06-12T21:40:23" calcext:value-type="date">
            <text:p>2020/06/12 21:40:23</text:p>
          </table:table-cell>
          <table:table-cell table:formula="of:=[.E80]-[.E79]" office:value-type="time" office:time-value="PT00H00M04.999999912S" calcext:value-type="time">
            <text:p>00:00:05</text:p>
          </table:table-cell>
          <table:table-cell table:formula="of:=IF([.D79]&lt;&gt;&quot;&quot;;[.F79];&quot;&quot;)">
            <text:p/>
          </table:table-cell>
          <table:table-cell table:formula="of:=IF([.D79]=&quot;&quot;;[.F79];&quot;&quot;)" office:value-type="time" office:time-value="PT00H00M04.999999912S" calcext:value-type="time">
            <text:p>00:00:05</text:p>
          </table:table-cell>
          <table:table-cell table:formula="of:=IF(AND([.H79]&gt;0;[.D78]&lt;&gt;[.D80]);[.H79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0M28S" calcext:value-type="time">
            <text:p>21:40:2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0])+VALUE([.B80])" office:value-type="date" office:date-value="2020-06-12T21:40:28" calcext:value-type="date">
            <text:p>2020/06/12 21:40:28</text:p>
          </table:table-cell>
          <table:table-cell table:formula="of:=[.E81]-[.E80]" office:value-type="time" office:time-value="PT00H00M42.999999993S" calcext:value-type="time">
            <text:p>00:00:43</text:p>
          </table:table-cell>
          <table:table-cell table:formula="of:=IF([.D80]&lt;&gt;&quot;&quot;;[.F80];&quot;&quot;)" office:value-type="time" office:time-value="PT00H00M42.999999993S" calcext:value-type="time">
            <text:p>00:00:43</text:p>
          </table:table-cell>
          <table:table-cell table:formula="of:=IF([.D80]=&quot;&quot;;[.F80];&quot;&quot;)">
            <text:p/>
          </table:table-cell>
          <table:table-cell table:formula="of:=IF(AND([.H80]&gt;0;[.D79]&lt;&gt;[.D81]);[.H8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11S" calcext:value-type="time">
            <text:p>21:41:1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1])+VALUE([.B81])" office:value-type="date" office:date-value="2020-06-12T21:41:11" calcext:value-type="date">
            <text:p>2020/06/12 21:41:11</text:p>
          </table:table-cell>
          <table:table-cell table:formula="of:=[.E82]-[.E81]" office:value-type="time" office:time-value="PT00H00M06.000000145S" calcext:value-type="time">
            <text:p>00:00:06</text:p>
          </table:table-cell>
          <table:table-cell table:formula="of:=IF([.D81]&lt;&gt;&quot;&quot;;[.F81];&quot;&quot;)">
            <text:p/>
          </table:table-cell>
          <table:table-cell table:formula="of:=IF([.D81]=&quot;&quot;;[.F81];&quot;&quot;)" office:value-type="time" office:time-value="PT00H00M06.000000145S" calcext:value-type="time">
            <text:p>00:00:06</text:p>
          </table:table-cell>
          <table:table-cell table:formula="of:=IF(AND([.H81]&gt;0;[.D80]&lt;&gt;[.D82]);[.H81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17S" calcext:value-type="time">
            <text:p>21:41:17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2])+VALUE([.B82])" office:value-type="date" office:date-value="2020-06-12T21:41:17" calcext:value-type="date">
            <text:p>2020/06/12 21:41:17</text:p>
          </table:table-cell>
          <table:table-cell table:formula="of:=[.E83]-[.E82]" office:value-type="time" office:time-value="PT00H00M17.999999807S" calcext:value-type="time">
            <text:p>00:00:18</text:p>
          </table:table-cell>
          <table:table-cell table:formula="of:=IF([.D82]&lt;&gt;&quot;&quot;;[.F82];&quot;&quot;)" office:value-type="time" office:time-value="PT00H00M17.999999807S" calcext:value-type="time">
            <text:p>00:00:18</text:p>
          </table:table-cell>
          <table:table-cell table:formula="of:=IF([.D82]=&quot;&quot;;[.F82];&quot;&quot;)">
            <text:p/>
          </table:table-cell>
          <table:table-cell table:formula="of:=IF(AND([.H82]&gt;0;[.D81]&lt;&gt;[.D83]);[.H8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35S" calcext:value-type="time">
            <text:p>21:41:35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3])+VALUE([.B83])" office:value-type="date" office:date-value="2020-06-12T21:41:35" calcext:value-type="date">
            <text:p>2020/06/12 21:41:35</text:p>
          </table:table-cell>
          <table:table-cell table:formula="of:=[.E84]-[.E83]" office:value-type="time" office:time-value="PT00H00M11.000000057S" calcext:value-type="time">
            <text:p>00:00:11</text:p>
          </table:table-cell>
          <table:table-cell table:formula="of:=IF([.D83]&lt;&gt;&quot;&quot;;[.F83];&quot;&quot;)">
            <text:p/>
          </table:table-cell>
          <table:table-cell table:formula="of:=IF([.D83]=&quot;&quot;;[.F83];&quot;&quot;)" office:value-type="time" office:time-value="PT00H00M11.000000057S" calcext:value-type="time">
            <text:p>00:00:11</text:p>
          </table:table-cell>
          <table:table-cell table:formula="of:=IF(AND([.H83]&gt;0;[.D82]&lt;&gt;[.D84]);[.H83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46S" calcext:value-type="time">
            <text:p>21:41:4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4])+VALUE([.B84])" office:value-type="date" office:date-value="2020-06-12T21:41:46" calcext:value-type="date">
            <text:p>2020/06/12 21:41:46</text:p>
          </table:table-cell>
          <table:table-cell table:formula="of:=[.E85]-[.E84]" office:value-type="time" office:time-value="PT00H00M06.000000145S" calcext:value-type="time">
            <text:p>00:00:06</text:p>
          </table:table-cell>
          <table:table-cell table:formula="of:=IF([.D84]&lt;&gt;&quot;&quot;;[.F84];&quot;&quot;)" office:value-type="time" office:time-value="PT00H00M06.000000145S" calcext:value-type="time">
            <text:p>00:00:06</text:p>
          </table:table-cell>
          <table:table-cell table:formula="of:=IF([.D84]=&quot;&quot;;[.F84];&quot;&quot;)">
            <text:p/>
          </table:table-cell>
          <table:table-cell table:formula="of:=IF(AND([.H84]&gt;0;[.D83]&lt;&gt;[.D85]);[.H8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52S" calcext:value-type="time">
            <text:p>21:41:52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5])+VALUE([.B85])" office:value-type="date" office:date-value="2020-06-12T21:41:52" calcext:value-type="date">
            <text:p>2020/06/12 21:41:52</text:p>
          </table:table-cell>
          <table:table-cell table:formula="of:=[.E86]-[.E85]" office:value-type="time" office:time-value="PT00H00M15.999999968S" calcext:value-type="time">
            <text:p>00:00:16</text:p>
          </table:table-cell>
          <table:table-cell table:formula="of:=IF([.D85]&lt;&gt;&quot;&quot;;[.F85];&quot;&quot;)">
            <text:p/>
          </table:table-cell>
          <table:table-cell table:formula="of:=IF([.D85]=&quot;&quot;;[.F85];&quot;&quot;)" office:value-type="time" office:time-value="PT00H00M15.999999968S" calcext:value-type="time">
            <text:p>00:00:16</text:p>
          </table:table-cell>
          <table:table-cell table:formula="of:=IF(AND([.H85]&gt;0;[.D84]&lt;&gt;[.D86]);[.H85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2M08S" calcext:value-type="time">
            <text:p>21:42:0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6])+VALUE([.B86])" office:value-type="date" office:date-value="2020-06-12T21:42:08" calcext:value-type="date">
            <text:p>2020/06/12 21:42:08</text:p>
          </table:table-cell>
          <table:table-cell table:formula="of:=[.E87]-[.E86]" office:value-type="time" office:time-value="PT00H00M04.999999912S" calcext:value-type="time">
            <text:p>00:00:05</text:p>
          </table:table-cell>
          <table:table-cell table:formula="of:=IF([.D86]&lt;&gt;&quot;&quot;;[.F86];&quot;&quot;)" office:value-type="time" office:time-value="PT00H00M04.999999912S" calcext:value-type="time">
            <text:p>00:00:05</text:p>
          </table:table-cell>
          <table:table-cell table:formula="of:=IF([.D86]=&quot;&quot;;[.F86];&quot;&quot;)">
            <text:p/>
          </table:table-cell>
          <table:table-cell table:formula="of:=IF(AND([.H86]&gt;0;[.D85]&lt;&gt;[.D87]);[.H8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2M13S" calcext:value-type="time">
            <text:p>21:42:1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7])+VALUE([.B87])" office:value-type="date" office:date-value="2020-06-12T21:42:13" calcext:value-type="date">
            <text:p>2020/06/12 21:42:13</text:p>
          </table:table-cell>
          <table:table-cell table:formula="of:=[.E88]-[.E87]" office:value-type="time" office:time-value="PT00H00M04.999999912S" calcext:value-type="time">
            <text:p>00:00:05</text:p>
          </table:table-cell>
          <table:table-cell table:formula="of:=IF([.D87]&lt;&gt;&quot;&quot;;[.F87];&quot;&quot;)">
            <text:p/>
          </table:table-cell>
          <table:table-cell table:formula="of:=IF([.D87]=&quot;&quot;;[.F87];&quot;&quot;)" office:value-type="time" office:time-value="PT00H00M04.999999912S" calcext:value-type="time">
            <text:p>00:00:05</text:p>
          </table:table-cell>
          <table:table-cell table:formula="of:=IF(AND([.H87]&gt;0;[.D86]&lt;&gt;[.D88]);[.H87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2M18S" calcext:value-type="time">
            <text:p>21:42:1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8])+VALUE([.B88])" office:value-type="date" office:date-value="2020-06-12T21:42:18" calcext:value-type="date">
            <text:p>2020/06/12 21:42:18</text:p>
          </table:table-cell>
          <table:table-cell table:formula="of:=[.E89]-[.E88]" office:value-type="time" office:time-value="PT00H00M31.999999937S" calcext:value-type="time">
            <text:p>00:00:32</text:p>
          </table:table-cell>
          <table:table-cell table:formula="of:=IF([.D88]&lt;&gt;&quot;&quot;;[.F88];&quot;&quot;)" office:value-type="time" office:time-value="PT00H00M31.999999937S" calcext:value-type="time">
            <text:p>00:00:32</text:p>
          </table:table-cell>
          <table:table-cell table:formula="of:=IF([.D88]=&quot;&quot;;[.F88];&quot;&quot;)">
            <text:p/>
          </table:table-cell>
          <table:table-cell table:formula="of:=IF(AND([.H88]&gt;0;[.D87]&lt;&gt;[.D89]);[.H8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2M50S" calcext:value-type="time">
            <text:p>21:42:5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9])+VALUE([.B89])" office:value-type="date" office:date-value="2020-06-12T21:42:50" calcext:value-type="date">
            <text:p>2020/06/12 21:42:50</text:p>
          </table:table-cell>
          <table:table-cell table:formula="of:=[.E90]-[.E89]" office:value-type="time" office:time-value="PT00H00M25.000000186S" calcext:value-type="time">
            <text:p>00:00:25</text:p>
          </table:table-cell>
          <table:table-cell table:formula="of:=IF([.D89]&lt;&gt;&quot;&quot;;[.F89];&quot;&quot;)">
            <text:p/>
          </table:table-cell>
          <table:table-cell table:formula="of:=IF([.D89]=&quot;&quot;;[.F89];&quot;&quot;)" office:value-type="time" office:time-value="PT00H00M25.000000186S" calcext:value-type="time">
            <text:p>00:00:25</text:p>
          </table:table-cell>
          <table:table-cell table:formula="of:=IF(AND([.H89]&gt;0;[.D88]&lt;&gt;[.D90]);[.H89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15S" calcext:value-type="time">
            <text:p>21:43:15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0])+VALUE([.B90])" office:value-type="date" office:date-value="2020-06-12T21:43:15" calcext:value-type="date">
            <text:p>2020/06/12 21:43:15</text:p>
          </table:table-cell>
          <table:table-cell table:formula="of:=[.E91]-[.E90]" office:value-type="time" office:time-value="PT00H00M04.999999912S" calcext:value-type="time">
            <text:p>00:00:05</text:p>
          </table:table-cell>
          <table:table-cell table:formula="of:=IF([.D90]&lt;&gt;&quot;&quot;;[.F90];&quot;&quot;)" office:value-type="time" office:time-value="PT00H00M04.999999912S" calcext:value-type="time">
            <text:p>00:00:05</text:p>
          </table:table-cell>
          <table:table-cell table:formula="of:=IF([.D90]=&quot;&quot;;[.F90];&quot;&quot;)">
            <text:p/>
          </table:table-cell>
          <table:table-cell table:formula="of:=IF(AND([.H90]&gt;0;[.D89]&lt;&gt;[.D91]);[.H9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20S" calcext:value-type="time">
            <text:p>21:43:2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1])+VALUE([.B91])" office:value-type="date" office:date-value="2020-06-12T21:43:20" calcext:value-type="date">
            <text:p>2020/06/12 21:43:20</text:p>
          </table:table-cell>
          <table:table-cell table:formula="of:=[.E92]-[.E91]" office:value-type="time" office:time-value="PT00H00M09.999999823S" calcext:value-type="time">
            <text:p>00:00:10</text:p>
          </table:table-cell>
          <table:table-cell table:formula="of:=IF([.D91]&lt;&gt;&quot;&quot;;[.F91];&quot;&quot;)">
            <text:p/>
          </table:table-cell>
          <table:table-cell table:formula="of:=IF([.D91]=&quot;&quot;;[.F91];&quot;&quot;)" office:value-type="time" office:time-value="PT00H00M09.999999823S" calcext:value-type="time">
            <text:p>00:00:10</text:p>
          </table:table-cell>
          <table:table-cell table:formula="of:=IF(AND([.H91]&gt;0;[.D90]&lt;&gt;[.D92]);[.H91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30S" calcext:value-type="time">
            <text:p>21:43:30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2])+VALUE([.B92])" office:value-type="date" office:date-value="2020-06-12T21:43:30" calcext:value-type="date">
            <text:p>2020/06/12 21:43:30</text:p>
          </table:table-cell>
          <table:table-cell table:formula="of:=[.E93]-[.E92]" office:value-type="time" office:time-value="PT00H00M06.000000145S" calcext:value-type="time">
            <text:p>00:00:06</text:p>
          </table:table-cell>
          <table:table-cell table:formula="of:=IF([.D92]&lt;&gt;&quot;&quot;;[.F92];&quot;&quot;)" office:value-type="time" office:time-value="PT00H00M06.000000145S" calcext:value-type="time">
            <text:p>00:00:06</text:p>
          </table:table-cell>
          <table:table-cell table:formula="of:=IF([.D92]=&quot;&quot;;[.F92];&quot;&quot;)">
            <text:p/>
          </table:table-cell>
          <table:table-cell table:formula="of:=IF(AND([.H92]&gt;0;[.D91]&lt;&gt;[.D93]);[.H9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36S" calcext:value-type="time">
            <text:p>21:43:36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3])+VALUE([.B93])" office:value-type="date" office:date-value="2020-06-12T21:43:36" calcext:value-type="date">
            <text:p>2020/06/12 21:43:36</text:p>
          </table:table-cell>
          <table:table-cell table:formula="of:=[.E94]-[.E93]" office:value-type="time" office:time-value="PT00H00M04.999999912S" calcext:value-type="time">
            <text:p>00:00:05</text:p>
          </table:table-cell>
          <table:table-cell table:formula="of:=IF([.D93]&lt;&gt;&quot;&quot;;[.F93];&quot;&quot;)">
            <text:p/>
          </table:table-cell>
          <table:table-cell table:formula="of:=IF([.D93]=&quot;&quot;;[.F93];&quot;&quot;)" office:value-type="time" office:time-value="PT00H00M04.999999912S" calcext:value-type="time">
            <text:p>00:00:05</text:p>
          </table:table-cell>
          <table:table-cell table:formula="of:=IF(AND([.H93]&gt;0;[.D92]&lt;&gt;[.D94]);[.H93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41S" calcext:value-type="time">
            <text:p>21:43:41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4])+VALUE([.B94])" office:value-type="date" office:date-value="2020-06-12T21:43:41" calcext:value-type="date">
            <text:p>2020/06/12 21:43:41</text:p>
          </table:table-cell>
          <table:table-cell table:formula="of:=[.E95]-[.E94]" office:value-type="time" office:time-value="PT00H00M10.000000452S" calcext:value-type="time">
            <text:p>00:00:10</text:p>
          </table:table-cell>
          <table:table-cell table:formula="of:=IF([.D94]&lt;&gt;&quot;&quot;;[.F94];&quot;&quot;)" office:value-type="time" office:time-value="PT00H00M10.000000452S" calcext:value-type="time">
            <text:p>00:00:10</text:p>
          </table:table-cell>
          <table:table-cell table:formula="of:=IF([.D94]=&quot;&quot;;[.F94];&quot;&quot;)">
            <text:p/>
          </table:table-cell>
          <table:table-cell table:formula="of:=IF(AND([.H94]&gt;0;[.D93]&lt;&gt;[.D95]);[.H9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51S" calcext:value-type="time">
            <text:p>21:43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5])+VALUE([.B95])" office:value-type="date" office:date-value="2020-06-12T21:43:51" calcext:value-type="date">
            <text:p>2020/06/12 21:43:51</text:p>
          </table:table-cell>
          <table:table-cell table:formula="of:=[.E96]-[.E95]" office:value-type="time" office:time-value="PT00H00M14.999999735S" calcext:value-type="time">
            <text:p>00:00:15</text:p>
          </table:table-cell>
          <table:table-cell table:formula="of:=IF([.D95]&lt;&gt;&quot;&quot;;[.F95];&quot;&quot;)">
            <text:p/>
          </table:table-cell>
          <table:table-cell table:formula="of:=IF([.D95]=&quot;&quot;;[.F95];&quot;&quot;)" office:value-type="time" office:time-value="PT00H00M14.999999735S" calcext:value-type="time">
            <text:p>00:00:15</text:p>
          </table:table-cell>
          <table:table-cell table:formula="of:=IF(AND([.H95]&gt;0;[.D94]&lt;&gt;[.D96]);[.H95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4M06S" calcext:value-type="time">
            <text:p>21:44:0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6])+VALUE([.B96])" office:value-type="date" office:date-value="2020-06-12T21:44:06" calcext:value-type="date">
            <text:p>2020/06/12 21:44:06</text:p>
          </table:table-cell>
          <table:table-cell table:formula="of:=[.E97]-[.E96]" office:value-type="time" office:time-value="PT00H17M00.999999787S" calcext:value-type="time">
            <text:p>00:17:01</text:p>
          </table:table-cell>
          <table:table-cell table:formula="of:=IF([.D96]&lt;&gt;&quot;&quot;;[.F96];&quot;&quot;)" office:value-type="time" office:time-value="PT00H17M00.999999787S" calcext:value-type="time">
            <text:p>00:17:01</text:p>
          </table:table-cell>
          <table:table-cell table:formula="of:=IF([.D96]=&quot;&quot;;[.F96];&quot;&quot;)">
            <text:p/>
          </table:table-cell>
          <table:table-cell table:formula="of:=IF(AND([.H96]&gt;0;[.D95]&lt;&gt;[.D97]);[.H9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1M07S" calcext:value-type="time">
            <text:p>22:01:0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7])+VALUE([.B97])" office:value-type="date" office:date-value="2020-06-12T22:01:07" calcext:value-type="date">
            <text:p>2020/06/12 22:01:07</text:p>
          </table:table-cell>
          <table:table-cell table:formula="of:=[.E98]-[.E97]" office:value-type="time" office:time-value="PT00H00M22.000000114S" calcext:value-type="time">
            <text:p>00:00:22</text:p>
          </table:table-cell>
          <table:table-cell table:formula="of:=IF([.D97]&lt;&gt;&quot;&quot;;[.F97];&quot;&quot;)">
            <text:p/>
          </table:table-cell>
          <table:table-cell table:formula="of:=IF([.D97]=&quot;&quot;;[.F97];&quot;&quot;)" office:value-type="time" office:time-value="PT00H00M22.000000114S" calcext:value-type="time">
            <text:p>00:00:22</text:p>
          </table:table-cell>
          <table:table-cell table:formula="of:=IF(AND([.H97]&gt;0;[.D96]&lt;&gt;[.D98]);[.H97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1M29S" calcext:value-type="time">
            <text:p>22:01:29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8])+VALUE([.B98])" office:value-type="date" office:date-value="2020-06-12T22:01:29" calcext:value-type="date">
            <text:p>2020/06/12 22:01:29</text:p>
          </table:table-cell>
          <table:table-cell table:formula="of:=[.E99]-[.E98]" office:value-type="time" office:time-value="PT00H00M12.000000291S" calcext:value-type="time">
            <text:p>00:00:12</text:p>
          </table:table-cell>
          <table:table-cell table:formula="of:=IF([.D98]&lt;&gt;&quot;&quot;;[.F98];&quot;&quot;)" office:value-type="time" office:time-value="PT00H00M12.000000291S" calcext:value-type="time">
            <text:p>00:00:12</text:p>
          </table:table-cell>
          <table:table-cell table:formula="of:=IF([.D98]=&quot;&quot;;[.F98];&quot;&quot;)">
            <text:p/>
          </table:table-cell>
          <table:table-cell table:formula="of:=IF(AND([.H98]&gt;0;[.D97]&lt;&gt;[.D99]);[.H9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1M41S" calcext:value-type="time">
            <text:p>22:01:4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9])+VALUE([.B99])" office:value-type="date" office:date-value="2020-06-12T22:01:41" calcext:value-type="date">
            <text:p>2020/06/12 22:01:41</text:p>
          </table:table-cell>
          <table:table-cell table:formula="of:=[.E100]-[.E99]" office:value-type="time" office:time-value="PT00H00M24.999999558S" calcext:value-type="time">
            <text:p>00:00:25</text:p>
          </table:table-cell>
          <table:table-cell table:formula="of:=IF([.D99]&lt;&gt;&quot;&quot;;[.F99];&quot;&quot;)">
            <text:p/>
          </table:table-cell>
          <table:table-cell table:formula="of:=IF([.D99]=&quot;&quot;;[.F99];&quot;&quot;)" office:value-type="time" office:time-value="PT00H00M24.999999558S" calcext:value-type="time">
            <text:p>00:00:25</text:p>
          </table:table-cell>
          <table:table-cell table:formula="of:=IF(AND([.H99]&gt;0;[.D98]&lt;&gt;[.D100]);[.H99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06S" calcext:value-type="time">
            <text:p>22:02:0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0])+VALUE([.B100])" office:value-type="date" office:date-value="2020-06-12T22:02:06" calcext:value-type="date">
            <text:p>2020/06/12 22:02:06</text:p>
          </table:table-cell>
          <table:table-cell table:formula="of:=[.E101]-[.E100]" office:value-type="time" office:time-value="PT00H00M15.000000363S" calcext:value-type="time">
            <text:p>00:00:15</text:p>
          </table:table-cell>
          <table:table-cell table:formula="of:=IF([.D100]&lt;&gt;&quot;&quot;;[.F100];&quot;&quot;)" office:value-type="time" office:time-value="PT00H00M15.000000363S" calcext:value-type="time">
            <text:p>00:00:15</text:p>
          </table:table-cell>
          <table:table-cell table:formula="of:=IF([.D100]=&quot;&quot;;[.F100];&quot;&quot;)">
            <text:p/>
          </table:table-cell>
          <table:table-cell table:formula="of:=IF(AND([.H100]&gt;0;[.D99]&lt;&gt;[.D101]);[.H10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21S" calcext:value-type="time">
            <text:p>22:02:2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1])+VALUE([.B101])" office:value-type="date" office:date-value="2020-06-12T22:02:21" calcext:value-type="date">
            <text:p>2020/06/12 22:02:21</text:p>
          </table:table-cell>
          <table:table-cell table:formula="of:=[.E102]-[.E101]" office:value-type="time" office:time-value="PT00H00M04.999999912S" calcext:value-type="time">
            <text:p>00:00:05</text:p>
          </table:table-cell>
          <table:table-cell table:formula="of:=IF([.D101]&lt;&gt;&quot;&quot;;[.F101];&quot;&quot;)">
            <text:p/>
          </table:table-cell>
          <table:table-cell table:formula="of:=IF([.D101]=&quot;&quot;;[.F101];&quot;&quot;)" office:value-type="time" office:time-value="PT00H00M04.999999912S" calcext:value-type="time">
            <text:p>00:00:05</text:p>
          </table:table-cell>
          <table:table-cell table:formula="of:=IF(AND([.H101]&gt;0;[.D100]&lt;&gt;[.D102]);[.H101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26S" calcext:value-type="time">
            <text:p>22:02:2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2])+VALUE([.B102])" office:value-type="date" office:date-value="2020-06-12T22:02:26" calcext:value-type="date">
            <text:p>2020/06/12 22:02:26</text:p>
          </table:table-cell>
          <table:table-cell table:formula="of:=[.E103]-[.E102]" office:value-type="time" office:time-value="PT00H00M06.000000145S" calcext:value-type="time">
            <text:p>00:00:06</text:p>
          </table:table-cell>
          <table:table-cell table:formula="of:=IF([.D102]&lt;&gt;&quot;&quot;;[.F102];&quot;&quot;)" office:value-type="time" office:time-value="PT00H00M06.000000145S" calcext:value-type="time">
            <text:p>00:00:06</text:p>
          </table:table-cell>
          <table:table-cell table:formula="of:=IF([.D102]=&quot;&quot;;[.F102];&quot;&quot;)">
            <text:p/>
          </table:table-cell>
          <table:table-cell table:formula="of:=IF(AND([.H102]&gt;0;[.D101]&lt;&gt;[.D103]);[.H10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32S" calcext:value-type="time">
            <text:p>22:02:32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3])+VALUE([.B103])" office:value-type="date" office:date-value="2020-06-12T22:02:32" calcext:value-type="date">
            <text:p>2020/06/12 22:02:32</text:p>
          </table:table-cell>
          <table:table-cell table:formula="of:=[.E104]-[.E103]" office:value-type="time" office:time-value="PT00H00M04.999999912S" calcext:value-type="time">
            <text:p>00:00:05</text:p>
          </table:table-cell>
          <table:table-cell table:formula="of:=IF([.D103]&lt;&gt;&quot;&quot;;[.F103];&quot;&quot;)">
            <text:p/>
          </table:table-cell>
          <table:table-cell table:formula="of:=IF([.D103]=&quot;&quot;;[.F103];&quot;&quot;)" office:value-type="time" office:time-value="PT00H00M04.999999912S" calcext:value-type="time">
            <text:p>00:00:05</text:p>
          </table:table-cell>
          <table:table-cell table:formula="of:=IF(AND([.H103]&gt;0;[.D102]&lt;&gt;[.D104]);[.H103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37S" calcext:value-type="time">
            <text:p>22:02:37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4])+VALUE([.B104])" office:value-type="date" office:date-value="2020-06-12T22:02:37" calcext:value-type="date">
            <text:p>2020/06/12 22:02:37</text:p>
          </table:table-cell>
          <table:table-cell table:formula="of:=[.E105]-[.E104]" office:value-type="time" office:time-value="PT00H00M04.999999912S" calcext:value-type="time">
            <text:p>00:00:05</text:p>
          </table:table-cell>
          <table:table-cell table:formula="of:=IF([.D104]&lt;&gt;&quot;&quot;;[.F104];&quot;&quot;)" office:value-type="time" office:time-value="PT00H00M04.999999912S" calcext:value-type="time">
            <text:p>00:00:05</text:p>
          </table:table-cell>
          <table:table-cell table:formula="of:=IF([.D104]=&quot;&quot;;[.F104];&quot;&quot;)">
            <text:p/>
          </table:table-cell>
          <table:table-cell table:formula="of:=IF(AND([.H104]&gt;0;[.D103]&lt;&gt;[.D105]);[.H10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42S" calcext:value-type="time">
            <text:p>22:02:42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5])+VALUE([.B105])" office:value-type="date" office:date-value="2020-06-12T22:02:42" calcext:value-type="date">
            <text:p>2020/06/12 22:02:42</text:p>
          </table:table-cell>
          <table:table-cell table:formula="of:=[.E106]-[.E105]" office:value-type="time" office:time-value="PT00H00M15.999999968S" calcext:value-type="time">
            <text:p>00:00:16</text:p>
          </table:table-cell>
          <table:table-cell table:formula="of:=IF([.D105]&lt;&gt;&quot;&quot;;[.F105];&quot;&quot;)">
            <text:p/>
          </table:table-cell>
          <table:table-cell table:formula="of:=IF([.D105]=&quot;&quot;;[.F105];&quot;&quot;)" office:value-type="time" office:time-value="PT00H00M15.999999968S" calcext:value-type="time">
            <text:p>00:00:16</text:p>
          </table:table-cell>
          <table:table-cell table:formula="of:=IF(AND([.H105]&gt;0;[.D104]&lt;&gt;[.D106]);[.H105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58S" calcext:value-type="time">
            <text:p>22:02:5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6])+VALUE([.B106])" office:value-type="date" office:date-value="2020-06-12T22:02:58" calcext:value-type="date">
            <text:p>2020/06/12 22:02:58</text:p>
          </table:table-cell>
          <table:table-cell table:formula="of:=[.E107]-[.E106]" office:value-type="time" office:time-value="PT00H00M46.000000066S" calcext:value-type="time">
            <text:p>00:00:46</text:p>
          </table:table-cell>
          <table:table-cell table:formula="of:=IF([.D106]&lt;&gt;&quot;&quot;;[.F106];&quot;&quot;)" office:value-type="time" office:time-value="PT00H00M46.000000066S" calcext:value-type="time">
            <text:p>00:00:46</text:p>
          </table:table-cell>
          <table:table-cell table:formula="of:=IF([.D106]=&quot;&quot;;[.F106];&quot;&quot;)">
            <text:p/>
          </table:table-cell>
          <table:table-cell table:formula="of:=IF(AND([.H106]&gt;0;[.D105]&lt;&gt;[.D107]);[.H10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3M44S" calcext:value-type="time">
            <text:p>22:03:44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7])+VALUE([.B107])" office:value-type="date" office:date-value="2020-06-12T22:03:44" calcext:value-type="date">
            <text:p>2020/06/12 22:03:44</text:p>
          </table:table-cell>
          <table:table-cell table:formula="of:=[.E108]-[.E107]" office:value-type="time" office:time-value="PT00H00M30.000000098S" calcext:value-type="time">
            <text:p>00:00:30</text:p>
          </table:table-cell>
          <table:table-cell table:formula="of:=IF([.D107]&lt;&gt;&quot;&quot;;[.F107];&quot;&quot;)">
            <text:p/>
          </table:table-cell>
          <table:table-cell table:formula="of:=IF([.D107]=&quot;&quot;;[.F107];&quot;&quot;)" office:value-type="time" office:time-value="PT00H00M30.000000098S" calcext:value-type="time">
            <text:p>00:00:30</text:p>
          </table:table-cell>
          <table:table-cell table:formula="of:=IF(AND([.H107]&gt;0;[.D106]&lt;&gt;[.D108]);[.H107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4M14S" calcext:value-type="time">
            <text:p>22:04:14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8])+VALUE([.B108])" office:value-type="date" office:date-value="2020-06-12T22:04:14" calcext:value-type="date">
            <text:p>2020/06/12 22:04:14</text:p>
          </table:table-cell>
          <table:table-cell table:formula="of:=[.E109]-[.E108]" office:value-type="time" office:time-value="PT00H30M26.000000001S" calcext:value-type="time">
            <text:p>00:30:26</text:p>
          </table:table-cell>
          <table:table-cell table:formula="of:=IF([.D108]&lt;&gt;&quot;&quot;;[.F108];&quot;&quot;)" office:value-type="time" office:time-value="PT00H30M26.000000001S" calcext:value-type="time">
            <text:p>00:30:26</text:p>
          </table:table-cell>
          <table:table-cell table:formula="of:=IF([.D108]=&quot;&quot;;[.F108];&quot;&quot;)">
            <text:p/>
          </table:table-cell>
          <table:table-cell table:formula="of:=IF(AND([.H108]&gt;0;[.D107]&lt;&gt;[.D109]);[.H10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34M40S" calcext:value-type="time">
            <text:p>22:34:4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9])+VALUE([.B109])" office:value-type="date" office:date-value="2020-06-12T22:34:40" calcext:value-type="date">
            <text:p>2020/06/12 22:34:40</text:p>
          </table:table-cell>
          <table:table-cell table:formula="of:=[.E110]-[.E109]" office:value-type="time" office:time-value="PT00H00M04.999999912S" calcext:value-type="time">
            <text:p>00:00:05</text:p>
          </table:table-cell>
          <table:table-cell table:formula="of:=IF([.D109]&lt;&gt;&quot;&quot;;[.F109];&quot;&quot;)">
            <text:p/>
          </table:table-cell>
          <table:table-cell table:formula="of:=IF([.D109]=&quot;&quot;;[.F109];&quot;&quot;)" office:value-type="time" office:time-value="PT00H00M04.999999912S" calcext:value-type="time">
            <text:p>00:00:05</text:p>
          </table:table-cell>
          <table:table-cell table:formula="of:=IF(AND([.H109]&gt;0;[.D108]&lt;&gt;[.D110]);[.H109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34M45S" calcext:value-type="time">
            <text:p>22:34:45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10])+VALUE([.B110])" office:value-type="date" office:date-value="2020-06-12T22:34:45" calcext:value-type="date">
            <text:p>2020/06/12 22:34:45</text:p>
          </table:table-cell>
          <table:table-cell table:formula="of:=[.E111]-[.E110]" office:value-type="time" office:time-value="PT03H49M06.000000299S" calcext:value-type="time">
            <text:p>03:49:06</text:p>
          </table:table-cell>
          <table:table-cell table:formula="of:=IF([.D110]&lt;&gt;&quot;&quot;;[.F110];&quot;&quot;)" office:value-type="time" office:time-value="PT03H49M06.000000299S" calcext:value-type="time">
            <text:p>03:49:06</text:p>
          </table:table-cell>
          <table:table-cell table:formula="of:=IF([.D110]=&quot;&quot;;[.F110];&quot;&quot;)">
            <text:p/>
          </table:table-cell>
          <table:table-cell table:formula="of:=IF(AND([.H110]&gt;0;[.D109]&lt;&gt;[.D111]);[.H110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3" calcext:value-type="date">
            <text:p>6月13日</text:p>
          </table:table-cell>
          <table:table-cell office:value-type="time" office:time-value="PT02H23M51S" calcext:value-type="time">
            <text:p>02:23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1])+VALUE([.B111])" office:value-type="date" office:date-value="2020-06-13T02:23:51" calcext:value-type="date">
            <text:p>2020/06/13 02:23:51</text:p>
          </table:table-cell>
          <table:table-cell table:formula="of:=[.E112]-[.E111]" office:value-type="time" office:time-value="PT00H00M46.999999671S" calcext:value-type="time">
            <text:p>00:00:47</text:p>
          </table:table-cell>
          <table:table-cell table:formula="of:=IF([.D111]&lt;&gt;&quot;&quot;;[.F111];&quot;&quot;)">
            <text:p/>
          </table:table-cell>
          <table:table-cell table:formula="of:=IF([.D111]=&quot;&quot;;[.F111];&quot;&quot;)" office:value-type="time" office:time-value="PT00H00M46.999999671S" calcext:value-type="time">
            <text:p>00:00:47</text:p>
          </table:table-cell>
          <table:table-cell table:formula="of:=IF(AND([.H111]&gt;0;[.D110]&lt;&gt;[.D112]);[.H111];&quot;&quot;)" office:value-type="time" office:time-value="PT00H00M46.999999671S" calcext:value-type="time">
            <text:p>00:00:47</text:p>
          </table:table-cell>
          <table:table-cell table:number-columns-repeated="5"/>
        </table:table-row>
        <table:table-row table:style-name="ro1">
          <table:table-cell office:value-type="date" office:date-value="2020-06-13" calcext:value-type="date">
            <text:p>6月13日</text:p>
          </table:table-cell>
          <table:table-cell office:value-type="time" office:time-value="PT02H24M38S" calcext:value-type="time">
            <text:p>02:24:38</text:p>
          </table:table-cell>
          <table:table-cell office:value-type="string" calcext:value-type="string">
            <text:p>36.11.225.111</text:p>
          </table:table-cell>
          <table:table-cell office:value-type="string" calcext:value-type="string">
            <text:p>UQ036011225111.au-net.ne.jp.</text:p>
          </table:table-cell>
          <table:table-cell table:formula="of:=VALUE([.A112])+VALUE([.B112])" office:value-type="date" office:date-value="2020-06-13T02:24:38" calcext:value-type="date">
            <text:p>2020/06/13 02:24:38</text:p>
          </table:table-cell>
          <table:table-cell table:formula="of:=[.E113]-[.E112]" office:value-type="time" office:time-value="PT09H53M42.000000067S" calcext:value-type="time">
            <text:p>09:53:42</text:p>
          </table:table-cell>
          <table:table-cell table:formula="of:=IF([.D112]&lt;&gt;&quot;&quot;;[.F112];&quot;&quot;)" office:value-type="time" office:time-value="PT09H53M42.000000067S" calcext:value-type="time">
            <text:p>09:53:42</text:p>
          </table:table-cell>
          <table:table-cell table:formula="of:=IF([.D112]=&quot;&quot;;[.F112];&quot;&quot;)">
            <text:p/>
          </table:table-cell>
          <table:table-cell table:formula="of:=IF(AND([.H112]&gt;0;[.D111]&lt;&gt;[.D113]);[.H112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3" calcext:value-type="date">
            <text:p>6月13日</text:p>
          </table:table-cell>
          <table:table-cell office:value-type="time" office:time-value="PT12H18M20S" calcext:value-type="time">
            <text:p>12:18:2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3])+VALUE([.B113])" office:value-type="date" office:date-value="2020-06-13T12:18:20" calcext:value-type="date">
            <text:p>2020/06/13 12:18:20</text:p>
          </table:table-cell>
          <table:table-cell table:formula="of:=[.E114]-[.E113]" office:value-type="time" office:time-value="PT00H00M12.999999896S" calcext:value-type="time">
            <text:p>00:00:13</text:p>
          </table:table-cell>
          <table:table-cell table:formula="of:=IF([.D113]&lt;&gt;&quot;&quot;;[.F113];&quot;&quot;)">
            <text:p/>
          </table:table-cell>
          <table:table-cell table:formula="of:=IF([.D113]=&quot;&quot;;[.F113];&quot;&quot;)" office:value-type="time" office:time-value="PT00H00M12.999999896S" calcext:value-type="time">
            <text:p>00:00:13</text:p>
          </table:table-cell>
          <table:table-cell table:formula="of:=IF(AND([.H113]&gt;0;[.D112]&lt;&gt;[.D114]);[.H113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3" calcext:value-type="date">
            <text:p>6月13日</text:p>
          </table:table-cell>
          <table:table-cell office:value-type="time" office:time-value="PT12H18M33S" calcext:value-type="time">
            <text:p>12:18:33</text:p>
          </table:table-cell>
          <table:table-cell office:value-type="string" calcext:value-type="string">
            <text:p>36.11.225.111</text:p>
          </table:table-cell>
          <table:table-cell office:value-type="string" calcext:value-type="string">
            <text:p>UQ036011225111.au-net.ne.jp.</text:p>
          </table:table-cell>
          <table:table-cell table:formula="of:=VALUE([.A114])+VALUE([.B114])" office:value-type="date" office:date-value="2020-06-13T12:18:33" calcext:value-type="date">
            <text:p>2020/06/13 12:18:33</text:p>
          </table:table-cell>
          <table:table-cell table:formula="of:=[.E115]-[.E114]" office:value-type="time" office:time-value="PT14H06M06.000000271S" calcext:value-type="time">
            <text:p>14:06:06</text:p>
          </table:table-cell>
          <table:table-cell table:formula="of:=IF([.D114]&lt;&gt;&quot;&quot;;[.F114];&quot;&quot;)" office:value-type="time" office:time-value="PT14H06M06.000000271S" calcext:value-type="time">
            <text:p>14:06:06</text:p>
          </table:table-cell>
          <table:table-cell table:formula="of:=IF([.D114]=&quot;&quot;;[.F114];&quot;&quot;)">
            <text:p/>
          </table:table-cell>
          <table:table-cell table:formula="of:=IF(AND([.H114]&gt;0;[.D113]&lt;&gt;[.D115]);[.H114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02H24M39S" calcext:value-type="time">
            <text:p>02:24:3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5])+VALUE([.B115])" office:value-type="date" office:date-value="2020-06-14T02:24:39" calcext:value-type="date">
            <text:p>2020/06/14 02:24:39</text:p>
          </table:table-cell>
          <table:table-cell table:formula="of:=[.E116]-[.E115]" office:value-type="time" office:time-value="PT00H00M13.999999501S" calcext:value-type="time">
            <text:p>00:00:14</text:p>
          </table:table-cell>
          <table:table-cell table:formula="of:=IF([.D115]&lt;&gt;&quot;&quot;;[.F115];&quot;&quot;)">
            <text:p/>
          </table:table-cell>
          <table:table-cell table:formula="of:=IF([.D115]=&quot;&quot;;[.F115];&quot;&quot;)" office:value-type="time" office:time-value="PT00H00M13.999999501S" calcext:value-type="time">
            <text:p>00:00:14</text:p>
          </table:table-cell>
          <table:table-cell table:formula="of:=IF(AND([.H115]&gt;0;[.D114]&lt;&gt;[.D116]);[.H115];&quot;&quot;)" office:value-type="time" office:time-value="PT00H00M13.999999501S" calcext:value-type="time">
            <text:p>00:00:14</text:p>
          </table:table-cell>
          <table:table-cell table:number-columns-repeated="5"/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02H24M53S" calcext:value-type="time">
            <text:p>02:24:53</text:p>
          </table:table-cell>
          <table:table-cell office:value-type="string" calcext:value-type="string">
            <text:p>36.11.224.201</text:p>
          </table:table-cell>
          <table:table-cell office:value-type="string" calcext:value-type="string">
            <text:p>UQ036011224201.au-net.ne.jp.</text:p>
          </table:table-cell>
          <table:table-cell table:formula="of:=VALUE([.A116])+VALUE([.B116])" office:value-type="date" office:date-value="2020-06-14T02:24:53" calcext:value-type="date">
            <text:p>2020/06/14 02:24:53</text:p>
          </table:table-cell>
          <table:table-cell table:formula="of:=[.E117]-[.E116]" office:value-type="time" office:time-value="PT04H31M15.000000559S" calcext:value-type="time">
            <text:p>04:31:15</text:p>
          </table:table-cell>
          <table:table-cell table:formula="of:=IF([.D116]&lt;&gt;&quot;&quot;;[.F116];&quot;&quot;)" office:value-type="time" office:time-value="PT04H31M15.000000559S" calcext:value-type="time">
            <text:p>04:31:15</text:p>
          </table:table-cell>
          <table:table-cell table:formula="of:=IF([.D116]=&quot;&quot;;[.F116];&quot;&quot;)">
            <text:p/>
          </table:table-cell>
          <table:table-cell table:formula="of:=IF(AND([.H116]&gt;0;[.D115]&lt;&gt;[.D117]);[.H116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06H56M08S" calcext:value-type="time">
            <text:p>06:56:08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7])+VALUE([.B117])" office:value-type="date" office:date-value="2020-06-14T06:56:08" calcext:value-type="date">
            <text:p>2020/06/14 06:56:08</text:p>
          </table:table-cell>
          <table:table-cell table:formula="of:=[.E118]-[.E117]" office:value-type="time" office:time-value="PT00H00M20.99999988S" calcext:value-type="time">
            <text:p>00:00:21</text:p>
          </table:table-cell>
          <table:table-cell table:formula="of:=IF([.D117]&lt;&gt;&quot;&quot;;[.F117];&quot;&quot;)">
            <text:p/>
          </table:table-cell>
          <table:table-cell table:formula="of:=IF([.D117]=&quot;&quot;;[.F117];&quot;&quot;)" office:value-type="time" office:time-value="PT00H00M20.99999988S" calcext:value-type="time">
            <text:p>00:00:21</text:p>
          </table:table-cell>
          <table:table-cell table:formula="of:=IF(AND([.H117]&gt;0;[.D116]&lt;&gt;[.D118]);[.H117];&quot;&quot;)" office:value-type="time" office:time-value="PT00H00M20.99999988S" calcext:value-type="time">
            <text:p>00:00:21</text:p>
          </table:table-cell>
          <table:table-cell table:number-columns-repeated="5"/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06H56M29S" calcext:value-type="time">
            <text:p>06:56:29</text:p>
          </table:table-cell>
          <table:table-cell office:value-type="string" calcext:value-type="string">
            <text:p>126.237.40.52</text:p>
          </table:table-cell>
          <table:table-cell office:value-type="string" calcext:value-type="string">
            <text:p>om126237040052.9.openmobile.ne.jp.</text:p>
          </table:table-cell>
          <table:table-cell table:formula="of:=VALUE([.A118])+VALUE([.B118])" office:value-type="date" office:date-value="2020-06-14T06:56:29" calcext:value-type="date">
            <text:p>2020/06/14 06:56:29</text:p>
          </table:table-cell>
          <table:table-cell table:formula="of:=[.E119]-[.E118]" office:value-type="time" office:time-value="PT07H35M23.999999673S" calcext:value-type="time">
            <text:p>07:35:24</text:p>
          </table:table-cell>
          <table:table-cell table:formula="of:=IF([.D118]&lt;&gt;&quot;&quot;;[.F118];&quot;&quot;)" office:value-type="time" office:time-value="PT07H35M23.999999673S" calcext:value-type="time">
            <text:p>07:35:24</text:p>
          </table:table-cell>
          <table:table-cell table:formula="of:=IF([.D118]=&quot;&quot;;[.F118];&quot;&quot;)">
            <text:p/>
          </table:table-cell>
          <table:table-cell table:formula="of:=IF(AND([.H118]&gt;0;[.D117]&lt;&gt;[.D119]);[.H118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14H31M53S" calcext:value-type="time">
            <text:p>14:31:5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9])+VALUE([.B119])" office:value-type="date" office:date-value="2020-06-14T14:31:53" calcext:value-type="date">
            <text:p>2020/06/14 14:31:53</text:p>
          </table:table-cell>
          <table:table-cell table:formula="of:=[.E120]-[.E119]" office:value-type="time" office:time-value="PT00H00M07.999999984S" calcext:value-type="time">
            <text:p>00:00:08</text:p>
          </table:table-cell>
          <table:table-cell table:formula="of:=IF([.D119]&lt;&gt;&quot;&quot;;[.F119];&quot;&quot;)">
            <text:p/>
          </table:table-cell>
          <table:table-cell table:formula="of:=IF([.D119]=&quot;&quot;;[.F119];&quot;&quot;)" office:value-type="time" office:time-value="PT00H00M07.999999984S" calcext:value-type="time">
            <text:p>00:00:08</text:p>
          </table:table-cell>
          <table:table-cell table:formula="of:=IF(AND([.H119]&gt;0;[.D118]&lt;&gt;[.D120]);[.H119];&quot;&quot;)">
            <text:p/>
          </table:table-cell>
          <table:table-cell table:number-columns-repeated="5"/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14H32M01S" calcext:value-type="time">
            <text:p>14:32:01</text:p>
          </table:table-cell>
          <table:table-cell office:value-type="string" calcext:value-type="string">
            <text:p>126.237.40.52</text:p>
          </table:table-cell>
          <table:table-cell office:value-type="string" calcext:value-type="string">
            <text:p>om126237040052.9.openmobile.ne.jp.</text:p>
          </table:table-cell>
          <table:table-cell table:formula="of:=VALUE([.A120])+VALUE([.B120])" office:value-type="date" office:date-value="2020-06-14T14:32:01" calcext:value-type="date">
            <text:p>2020/06/14 14:32:01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5" table:formula="of:=SUM([.G2:.G120])" office:value-type="time" office:time-value="PT162H13M48.000002448S" calcext:value-type="time">
            <text:p>162:13:48</text:p>
          </table:table-cell>
          <table:table-cell table:style-name="ce5" table:formula="of:=SUM([.H2:.H120])" office:value-type="time" office:time-value="PT06H10M23.999997508S" calcext:value-type="time">
            <text:p>06:10:24</text:p>
          </table:table-cell>
          <table:table-cell table:style-name="ce5" table:formula="of:=SUM([.I2:.I120])" office:value-type="time" office:time-value="PT06H02M44.999999595S" calcext:value-type="time">
            <text:p>06:02:4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6" table:formula="of:=[.H121]/([.G121]+[.H121])" office:value-type="percentage" office:value="0.0366580233921033" calcext:value-type="percentage">
            <text:p>3.67%</text:p>
          </table:table-cell>
          <table:table-cell table:style-name="ce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max</text:p>
          </table:table-cell>
          <table:table-cell table:formula="of:=MAX([.G2:.G121])" office:value-type="time" office:time-value="PT162H13M48.000002448S" calcext:value-type="time">
            <text:p>18:13:48</text:p>
          </table:table-cell>
          <table:table-cell table:formula="of:=MAX([.H2:.H121])" office:value-type="time" office:time-value="PT06H10M23.999997508S" calcext:value-type="time">
            <text:p>06:10:24</text:p>
          </table:table-cell>
          <table:table-cell table:formula="of:=MAX([.I2:.I121])" office:value-type="time" office:time-value="PT06H02M44.999999595S" calcext:value-type="time">
            <text:p>06:02:4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min</text:p>
          </table:table-cell>
          <table:table-cell table:formula="of:=MIN([.G2:.G121])" office:value-type="time" office:time-value="PT00H00M04.999999912S" calcext:value-type="time">
            <text:p>00:00:05</text:p>
          </table:table-cell>
          <table:table-cell table:formula="of:=MIN([.H2:.H121])" office:value-type="time" office:time-value="PT00H00M04.999999912S" calcext:value-type="time">
            <text:p>00:00:05</text:p>
          </table:table-cell>
          <table:table-cell table:formula="of:=MIN([.I2:.I121])" office:value-type="time" office:time-value="PT00H00M12.999999896S" calcext:value-type="time">
            <text:p>00:00:13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table:formula="of:=COUNT([.G2:.G121])" office:value-type="float" office:value="60" calcext:value-type="float">
            <text:p>60</text:p>
          </table:table-cell>
          <table:table-cell table:style-name="Default" table:formula="of:=COUNT([.H2:.H121])" office:value-type="float" office:value="60" calcext:value-type="float">
            <text:p>60</text:p>
          </table:table-cell>
          <table:table-cell table:style-name="Default" table:formula="of:=COUNT([.I2:.I121])" office:value-type="float" office:value="17" calcext:value-type="float">
            <text:p>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20:26:01.519251064</meta:creation-date>
    <dc:date>2020-06-16T20:55:43.562316318</dc:date>
    <meta:editing-duration>PT9M20S</meta:editing-duration>
    <meta:editing-cycles>2</meta:editing-cycles>
    <meta:generator>LibreOffice/6.0.7.3$Linux_X86_64 LibreOffice_project/00m0$Build-3</meta:generator>
    <meta:document-statistic meta:table-count="1" meta:cell-count="1083" meta:object-count="0"/>
  </office:meta>
</office:document-meta>
</file>